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2">
      <text:list-level-style-bullet text:level="1" text:style-name="WW_CharLFO2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1" style:master-page-name="MP0" style:list-style-name="LFO13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P6" style:parent-style-name="Заголовок2" style:list-style-name="LFO13" style:family="paragraph">
      <style:paragraph-properties>
        <style:tab-stops>
          <style:tab-stop style:type="left" style:position="0in"/>
        </style:tab-stops>
      </style:paragraph-properties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P12" style:parent-style-name="Заголовок3" style:list-style-name="LFO14" style:family="paragraph">
      <style:paragraph-properties>
        <style:tab-stops>
          <style:tab-stop style:type="left" style:position="0in"/>
        </style:tab-stops>
      </style:paragraph-properties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P15" style:parent-style-name="Compact" style:list-style-name="LFO15" style:family="paragraph">
      <style:paragraph-properties>
        <style:tab-stops>
          <style:tab-stop style:type="left" style:position="0in"/>
        </style:tab-stops>
      </style:paragraph-properties>
    </style:style>
    <style:style style:name="T16" style:parent-style-name="Основнойшрифтабзаца" style:family="text">
      <style:text-properties fo:font-weight="bold" style:font-weight-asian="bold"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P18" style:parent-style-name="Compact" style:list-style-name="LFO15" style:family="paragraph">
      <style:paragraph-properties>
        <style:tab-stops>
          <style:tab-stop style:type="left" style:position="0in"/>
        </style:tab-stops>
      </style:paragraph-properties>
    </style:style>
    <style:style style:name="T19" style:parent-style-name="Основнойшрифтабзаца" style:family="text">
      <style:text-properties fo:font-weight="bold" style:font-weight-asian="bold"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P21" style:parent-style-name="Заголовок3" style:list-style-name="LFO15" style:family="paragraph">
      <style:paragraph-properties>
        <style:tab-stops>
          <style:tab-stop style:type="left" style:position="0in"/>
        </style:tab-stops>
      </style:paragraph-properties>
    </style:style>
    <style:style style:name="P22" style:parent-style-name="Standard" style:list-style-name="LFO16" style:family="paragraph">
      <style:paragraph-properties>
        <style:tab-stops>
          <style:tab-stop style:type="left" style:position="0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P25" style:parent-style-name="Standard" style:list-style-name="LFO16" style:family="paragraph">
      <style:paragraph-properties>
        <style:tab-stops>
          <style:tab-stop style:type="left" style:position="0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font-weight="bold" style:font-weight-asian="bold"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FirstParagraph" style:family="paragraph">
      <style:text-properties fo:language="ru" fo:country="RU"/>
    </style:style>
    <style:style style:name="P31" style:parent-style-name="FirstParagraph" style:family="paragraph">
      <style:text-properties fo:language="ru" fo:country="RU"/>
    </style:style>
    <style:style style:name="P32" style:parent-style-name="FirstParagraph" style:family="paragraph">
      <style:text-properties fo:language="ru" fo:country="RU"/>
    </style:style>
    <style:style style:name="P33" style:parent-style-name="FirstParagraph" style:family="paragraph">
      <style:text-properties fo:language="ru" fo:country="RU"/>
    </style:style>
    <style:style style:name="P34" style:parent-style-name="FirstParagraph" style:family="paragraph">
      <style:text-properties fo:language="ru" fo:country="RU"/>
    </style:style>
    <style:style style:name="P35" style:parent-style-name="FirstParagraph" style:family="paragraph">
      <style:text-properties fo:language="ru" fo:country="RU"/>
    </style:style>
    <style:style style:name="P36" style:parent-style-name="FirstParagraph" style:family="paragraph">
      <style:text-properties fo:language="ru" fo:country="RU"/>
    </style:style>
    <style:style style:name="P37" style:parent-style-name="FirstParagraph" style:family="paragraph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Compact" style:family="paragraph">
      <style:text-properties fo:language="ru" fo:country="RU"/>
    </style:style>
    <style:style style:name="P43" style:parent-style-name="Compact" style:family="paragraph">
      <style:text-properties fo:language="ru" fo:country="RU"/>
    </style:style>
    <style:style style:name="P44" style:parent-style-name="Compact" style:family="paragraph">
      <style:text-properties fo:language="ru" fo:country="RU"/>
    </style:style>
    <style:style style:name="P45" style:parent-style-name="Compact" style:family="paragraph">
      <style:text-properties fo:language="ru" fo:country="RU"/>
    </style:style>
    <style:style style:name="P46" style:parent-style-name="Compact" style:family="paragraph">
      <style:text-properties fo:language="ru" fo:country="RU"/>
    </style:style>
    <style:style style:name="P47" style:parent-style-name="Compact" style:family="paragraph">
      <style:text-properties fo:language="ru" fo:country="RU"/>
    </style:style>
    <style:style style:name="P48" style:parent-style-name="Compact" style:family="paragraph">
      <style:text-properties fo:language="ru" fo:country="RU"/>
    </style:style>
    <style:style style:name="P49" style:parent-style-name="Compact" style:family="paragraph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P98" style:parent-style-name="Compact" style:family="paragraph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Compact" style:family="paragraph">
      <style:text-properties fo:language="ru" fo:country="RU"/>
    </style:style>
    <style:style style:name="P102" style:parent-style-name="Compact" style:family="paragraph">
      <style:text-properties fo:language="ru" fo:country="RU"/>
    </style:style>
    <style:style style:name="P103" style:parent-style-name="Compact" style:family="paragraph">
      <style:text-properties fo:language="ru" fo:country="RU"/>
    </style:style>
    <style:style style:name="P104" style:parent-style-name="Compact" style:family="paragraph">
      <style:text-properties fo:language="ru" fo:country="RU"/>
    </style:style>
    <style:style style:name="P105" style:parent-style-name="Compact" style:family="paragraph">
      <style:text-properties fo:language="ru" fo:country="RU"/>
    </style:style>
    <style:style style:name="P106" style:parent-style-name="Compact" style:family="paragraph">
      <style:text-properties fo:language="ru" fo:country="RU"/>
    </style:style>
    <style:style style:name="P107" style:parent-style-name="Compact" style:family="paragraph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P119" style:parent-style-name="Compact" style:family="paragraph">
      <style:text-properties fo:language="ru" fo:country="RU"/>
    </style:style>
    <style:style style:name="P120" style:parent-style-name="Compact" style:family="paragraph">
      <style:text-properties fo:language="ru" fo:country="RU"/>
    </style:style>
    <style:style style:name="P121" style:parent-style-name="Compact" style:family="paragraph">
      <style:text-properties fo:language="ru" fo:country="RU"/>
    </style:style>
    <style:style style:name="P122" style:parent-style-name="Compact" style:family="paragraph">
      <style:text-properties fo:language="ru" fo:country="RU"/>
    </style:style>
    <style:style style:name="P123" style:parent-style-name="Compact" style:family="paragraph">
      <style:text-properties fo:language="ru" fo:country="RU"/>
    </style:style>
    <style:style style:name="P124" style:parent-style-name="Compact" style:family="paragraph">
      <style:text-properties fo:language="ru" fo:country="RU"/>
    </style:style>
    <style:style style:name="P125" style:parent-style-name="Compact" style:family="paragraph">
      <style:text-properties fo:language="ru" fo:country="RU"/>
    </style:style>
    <style:style style:name="P126" style:parent-style-name="Compact" style:family="paragraph">
      <style:text-properties fo:language="ru" fo:country="RU"/>
    </style:style>
    <style:style style:name="P127" style:parent-style-name="Compact" style:family="paragraph">
      <style:text-properties fo:language="ru" fo:country="RU"/>
    </style:style>
    <style:style style:name="P128" style:parent-style-name="Compact" style:family="paragraph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P136" style:parent-style-name="Compact" style:family="paragraph">
      <style:text-properties fo:language="ru" fo:country="RU"/>
    </style:style>
    <style:style style:name="P137" style:parent-style-name="Compact" style:family="paragraph">
      <style:text-properties fo:language="ru" fo:country="RU"/>
    </style:style>
    <style:style style:name="P138" style:parent-style-name="Compact" style:family="paragraph">
      <style:text-properties fo:language="ru" fo:country="RU"/>
    </style:style>
    <style:style style:name="P139" style:parent-style-name="Compact" style:family="paragraph">
      <style:text-properties fo:language="ru" fo:country="RU"/>
    </style:style>
    <style:style style:name="P140" style:parent-style-name="Compact" style:family="paragraph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P148" style:parent-style-name="Compact" style:family="paragraph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P151" style:parent-style-name="Compact" style:family="paragraph">
      <style:text-properties fo:language="ru" fo:country="RU"/>
    </style:style>
    <style:style style:name="P152" style:parent-style-name="Compact" style:family="paragraph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P166" style:parent-style-name="Compact" style:family="paragraph">
      <style:text-properties fo:language="ru" fo:country="RU"/>
    </style:style>
    <style:style style:name="P167" style:parent-style-name="Compact" style:family="paragraph">
      <style:text-properties fo:language="ru" fo:country="RU"/>
    </style:style>
    <style:style style:name="P168" style:parent-style-name="Compact" style:family="paragraph">
      <style:text-properties fo:language="ru" fo:country="RU"/>
    </style:style>
    <style:style style:name="P169" style:parent-style-name="Compact" style:family="paragraph">
      <style:text-properties fo:language="ru" fo:country="RU"/>
    </style:style>
    <style:style style:name="P170" style:parent-style-name="Compact" style:family="paragraph">
      <style:text-properties fo:language="ru" fo:country="RU"/>
    </style:style>
    <style:style style:name="P171" style:parent-style-name="Compact" style:family="paragraph">
      <style:text-properties fo:language="ru" fo:country="RU"/>
    </style:style>
    <style:style style:name="P172" style:parent-style-name="Compact" style:family="paragraph">
      <style:text-properties fo:language="ru" fo:country="RU"/>
    </style:style>
    <style:style style:name="P173" style:parent-style-name="Compact" style:family="paragraph">
      <style:text-properties fo:language="ru" fo:country="RU"/>
    </style:style>
    <style:style style:name="P174" style:parent-style-name="Compact" style:family="paragraph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P182" style:parent-style-name="Compact" style:family="paragraph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P204" style:parent-style-name="Compact" style:family="paragraph">
      <style:text-properties fo:language="ru" fo:country="RU"/>
    </style:style>
    <style:style style:name="P205" style:parent-style-name="Compact" style:family="paragraph">
      <style:text-properties fo:language="ru" fo:country="RU"/>
    </style:style>
    <style:style style:name="T206" style:parent-style-name="Основнойшрифтабзаца" style:family="text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P208" style:parent-style-name="Compact" style:family="paragraph">
      <style:text-properties fo:language="ru" fo:country="RU"/>
    </style:style>
    <style:style style:name="P209" style:parent-style-name="Compact" style:family="paragraph">
      <style:text-properties fo:language="ru" fo:country="RU"/>
    </style:style>
    <style:style style:name="P210" style:parent-style-name="Compact" style:family="paragraph">
      <style:text-properties fo:language="ru" fo:country="RU"/>
    </style:style>
    <style:style style:name="P211" style:parent-style-name="Compact" style:family="paragraph">
      <style:text-properties fo:language="ru" fo:country="RU"/>
    </style:style>
    <style:style style:name="T212" style:parent-style-name="Основнойшрифтабзац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P214" style:parent-style-name="Compact" style:family="paragraph">
      <style:text-properties fo:language="ru" fo:country="RU"/>
    </style:style>
    <style:style style:name="T215" style:parent-style-name="Основнойшрифтабзаца" style:family="text">
      <style:text-properties fo:language="ru" fo:country="RU"/>
    </style:style>
    <style:style style:name="T216" style:parent-style-name="Основнойшрифтабзаца" style:family="text">
      <style:text-properties fo:language="ru" fo:country="RU"/>
    </style:style>
    <style:style style:name="T217" style:parent-style-name="Основнойшрифтабзаца" style:family="text">
      <style:text-properties fo:language="ru" fo:country="RU"/>
    </style:style>
    <style:style style:name="T218" style:parent-style-name="Основнойшрифтабзаца" style:family="text">
      <style:text-properties fo:language="ru" fo:country="RU"/>
    </style:style>
    <style:style style:name="T219" style:parent-style-name="Основнойшрифтабзаца" style:family="text">
      <style:text-properties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language="ru" fo:country="RU"/>
    </style:style>
    <style:style style:name="T233" style:parent-style-name="Основнойшрифтабзаца" style:family="text">
      <style:text-properties fo:language="ru" fo:country="RU"/>
    </style:style>
    <style:style style:name="T234" style:parent-style-name="Основнойшрифтабзаца" style:family="text">
      <style:text-properties fo:language="ru" fo:country="RU"/>
    </style:style>
    <style:style style:name="P235" style:parent-style-name="Compact" style:family="paragraph">
      <style:text-properties fo:language="ru" fo:country="RU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language="ru" fo:country="RU"/>
    </style:style>
    <style:style style:name="P238" style:parent-style-name="Compact" style:family="paragraph">
      <style:text-properties fo:language="ru" fo:country="RU"/>
    </style:style>
    <style:style style:name="P239" style:parent-style-name="Compact" style:family="paragraph">
      <style:text-properties fo:language="ru" fo:country="RU"/>
    </style:style>
    <style:style style:name="P240" style:parent-style-name="Compact" style:family="paragraph">
      <style:text-properties fo:language="ru" fo:country="RU"/>
    </style:style>
    <style:style style:name="P241" style:parent-style-name="Compact" style:family="paragraph">
      <style:text-properties fo:language="ru" fo:country="RU"/>
    </style:style>
    <style:style style:name="T242" style:parent-style-name="Основнойшрифтабзаца" style:family="text">
      <style:text-properties fo:language="ru" fo:country="RU"/>
    </style:style>
    <style:style style:name="T243" style:parent-style-name="Основнойшрифтабзаца" style:family="text">
      <style:text-properties fo:language="ru" fo:country="RU"/>
    </style:style>
    <style:style style:name="T244" style:parent-style-name="Основнойшрифтабзаца" style:family="text">
      <style:text-properties fo:language="ru" fo:country="RU"/>
    </style:style>
    <style:style style:name="T245" style:parent-style-name="Основнойшрифтабзаца" style:family="text">
      <style:text-properties fo:language="ru" fo:country="RU"/>
    </style:style>
    <style:style style:name="T246" style:parent-style-name="Основнойшрифтабзаца" style:family="text">
      <style:text-properties fo:language="ru" fo:country="RU"/>
    </style:style>
    <style:style style:name="T247" style:parent-style-name="Основнойшрифтабзаца" style:family="text">
      <style:text-properties fo:language="ru" fo:country="RU"/>
    </style:style>
    <style:style style:name="T248" style:parent-style-name="Основнойшрифтабзаца" style:family="text">
      <style:text-properties fo:language="ru" fo:country="RU"/>
    </style:style>
    <style:style style:name="T249" style:parent-style-name="Основнойшрифтабзаца" style:family="text">
      <style:text-properties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P253" style:parent-style-name="Compact" style:family="paragraph">
      <style:text-properties fo:language="ru" fo:country="RU"/>
    </style:style>
    <style:style style:name="P254" style:parent-style-name="Compact" style:family="paragraph">
      <style:text-properties fo:language="ru" fo:country="RU"/>
    </style:style>
    <style:style style:name="P255" style:parent-style-name="Compact" style:family="paragraph">
      <style:text-properties fo:language="ru" fo:country="RU"/>
    </style:style>
    <style:style style:name="P256" style:parent-style-name="Compact" style:family="paragraph">
      <style:text-properties fo:language="ru" fo:country="RU"/>
    </style:style>
    <style:style style:name="P257" style:parent-style-name="Compact" style:family="paragraph">
      <style:text-properties fo:language="ru" fo:country="RU"/>
    </style:style>
    <style:style style:name="P258" style:parent-style-name="Compact" style:family="paragraph">
      <style:text-properties fo:language="ru" fo:country="RU"/>
    </style:style>
    <style:style style:name="P259" style:parent-style-name="Compact" style:family="paragraph">
      <style:text-properties fo:language="ru" fo:country="RU"/>
    </style:style>
    <style:style style:name="P260" style:parent-style-name="Compact" style:family="paragraph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language="ru" fo:country="RU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T270" style:parent-style-name="Основнойшрифтабзаца" style:family="text">
      <style:text-properties fo:language="ru" fo:country="RU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language="ru" fo:country="RU"/>
    </style:style>
    <style:style style:name="T274" style:parent-style-name="Основнойшрифтабзаца" style:family="text">
      <style:text-properties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P277" style:parent-style-name="Compact" style:family="paragraph">
      <style:text-properties fo:language="ru" fo:country="RU"/>
    </style:style>
    <style:style style:name="P278" style:parent-style-name="Compact" style:family="paragraph">
      <style:text-properties fo:language="ru" fo:country="RU"/>
    </style:style>
    <style:style style:name="P279" style:parent-style-name="Compact" style:family="paragraph">
      <style:text-properties fo:language="ru" fo:country="RU"/>
    </style:style>
    <style:style style:name="P280" style:parent-style-name="Compact" style:family="paragraph">
      <style:text-properties fo:language="ru" fo:country="RU"/>
    </style:style>
    <style:style style:name="P281" style:parent-style-name="Standard" style:list-style-name="LFO20" style:family="paragraph">
      <style:text-properties fo:font-weight="bold" style:font-weight-asian="bold" style:font-weight-complex="bold"/>
    </style:style>
    <style:style style:name="P282" style:parent-style-name="Заголовок2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</office:automatic-styles>
  <office:body>
    <office:text text:use-soft-page-breaks="true">
      <text:list text:style-name="LFO13" text:continue-numbering="true">
        <text:list-item>
          <text:p text:style-name="P1"><text:bookmark-start text:name="Bookmark5"/><text:span text:style-name="T2">Практическая работа 1-2: Создание проводника (</text:span>Explorer<text:span text:style-name="T3">,<text:s/></text:span><text:span text:style-name="T4">архиватор</text:span><text:span text:style-name="T5">) с использованием<text:s/></text:span>WinForms</text:p>
        </text:list-item>
      </text:list>
      <text:list text:style-name="LFO13" text:continue-numbering="true">
        <text:list-item>
          <text:p text:style-name="P6"><text:bookmark-start text:name="Xf4a9fb7aaf0ad261af7c1fc4b8af812e5e80c39"/>Введение</text:p>
        </text:list-item>
      </text:list>
      <text:p text:style-name="FirstParagraph"><text:span text:style-name="T7">В рамках данной практической работы было разработано приложение “Проводник” с использованием технологии<text:s/></text:span>WinForms<text:span text:style-name="T8">. Задачей работы было создать простой файловый менеджер, способный отображать файловую структуру и выполнять основные операции над файлами</text:span><text:span text:style-name="T9"><text:s/>и р</text:span><text:span text:style-name="T10">асширить функционал разработанного файлового менеджера, добавив возможность архивирования и извлечения файлов</text:span><text:span text:style-name="T11">.</text:span></text:p>
      <text:list text:style-name="LFO14" text:continue-numbering="true">
        <text:list-item>
          <text:p text:style-name="P12"><text:bookmark-start text:name="%2525D0%2525BE%2525D1%252581%2525D0%2525"/>Интерфейс</text:p>
        </text:list-item>
      </text:list>
      <text:p text:style-name="FirstParagraph"><text:span text:style-name="T13">Интерфейс приложения разработан с использованием библиотеки<text:s/></text:span>WinForms<text:span text:style-name="T14">, обеспечивающей удобное и интуитивно понятное взаимодействие с пользователем.<text:s/></text:span>Основные элементы интерфейса включают:</text:p>
      <text:list text:style-name="LFO15" text:continue-numbering="true">
        <text:list-item>
          <text:p text:style-name="P15"><text:span text:style-name="T16">Область отображения файлов:</text:span><text:span text:style-name="T17"><text:s/>Отображает содержимое текущей директории.</text:span></text:p>
        </text:list-item>
        <text:list-item>
          <text:p text:style-name="P18"><text:span text:style-name="T19">Панель навигации:</text:span><text:span text:style-name="T20"><text:s/>Дает доступ к основным операциям над файлами (копирование, вставка, удаление и др.).</text:span></text:p>
        </text:list-item>
      </text:list>
      <text:list text:style-name="LFO15" text:continue-numbering="true">
        <text:list-item>
          <text:p text:style-name="P21"><text:bookmark-end text:name="%2525D0%2525BE%2525D1%252581%2525D0%2525"/>Основные функции</text:p>
        </text:list-item>
      </text:list>
      <text:list text:style-name="LFO16" text:continue-numbering="true">
        <text:list-item>
          <text:p text:style-name="P22"><text:span text:style-name="T23">Отображение файлов и директорий:</text:span><text:span text:style-name="T24"><text:s/>Приложение способно отображать список файлов и поддиректорий текущей выбранной директории.</text:span></text:p>
        </text:list-item>
        <text:list-item>
          <text:p text:style-name="P25"><text:span text:style-name="T26">Навигация:</text:span><text:span text:style-name="T27"><text:s/>Пользователь может перемещаться между директориями с помощью панели навигации.</text:span></text:p>
        </text:list-item>
      </text:list>
      <text:p text:style-name="FirstParagraph"><text:span text:style-name="T28">Операции с файлами:</text:span><text:span text:style-name="T29"><text:s/>Пользователь может выполнять основные операции над файлами, такие как копирование, вставка, удаление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Compact"><text:bookmark-start text:name="Bookmark2"/><text:bookmark-end text:name="Xf4a9fb7aaf0ad261af7c1fc4b8af812e5e80c39"/><text:soft-page-break/><text:span text:style-name="T38">Работа с<text:s/></text:span>ListView:</text:p>
      <text:p text:style-name="Compact">public partial class Simple_explorer : Form</text:p>
      <text:p text:style-name="Compact">{</text:p>
      <text:p text:style-name="Compact"><text:s text:c="4"/>private bool ctrlKeyPressed = false;</text:p>
      <text:p text:style-name="Compact"/>
      <text:p text:style-name="Compact"><text:s text:c="4"/>private ListView lastSelectedListView;</text:p>
      <text:p text:style-name="Compact"/>
      <text:p text:style-name="Compact"><text:s text:c="4"/>private StringCollection clipboardPaths;</text:p>
      <text:p text:style-name="Compact"/>
      <text:p text:style-name="Compact"/>
      <text:p text:style-name="Compact"/>
      <text:p text:style-name="Compact"><text:s text:c="4"/>private readonly string mainDirectory = @"C:\"; //<text:span text:style-name="T39">базовая</text:span><text:s/><text:span text:style-name="T40">дирректория</text:span><text:s/></text:p>
      <text:p text:style-name="Compact"/>
      <text:p text:style-name="Compact"><text:s text:c="4"/>public Simple_explorer()</text:p>
      <text:p text:style-name="Compact"><text:s text:c="4"/>{</text:p>
      <text:p text:style-name="Compact"><text:s text:c="8"/>InitializeComponent();</text:p>
      <text:p text:style-name="Compact"><text:s text:c="8"/>this.Resize += Simple_explorer_Resize;</text:p>
      <text:p text:style-name="Compact"/>
      <text:p text:style-name="Compact"><text:s text:c="8"/>clipboardPaths = new StringCollection();</text:p>
      <text:p text:style-name="Compact"/>
      <text:p text:style-name="Compact"><text:s text:c="4"/>}</text:p>
      <text:p text:style-name="Compact"/>
      <text:p text:style-name="Compact"><text:s text:c="4"/>private void Listnumber_one_SelectedIndexChanged(object sender, EventArgs e)</text:p>
      <text:p text:style-name="Compact"><text:s text:c="4"/><text:span text:style-name="T41">{</text:span></text:p>
      <text:p text:style-name="P42"><text:s text:c="8"/>if (ctrlKeyPressed)</text:p>
      <text:p text:style-name="P43"><text:s text:c="8"/>{</text:p>
      <text:p text:style-name="P44"><text:s text:c="12"/>//если зажат ctrl то устанавливаем множественный выбор</text:p>
      <text:p text:style-name="P45"><text:s text:c="12"/>lastSelectedListView.MultiSelect = true;</text:p>
      <text:p text:style-name="P46"><text:s text:c="8"/>}</text:p>
      <text:p text:style-name="P47"><text:s text:c="8"/>else</text:p>
      <text:p text:style-name="P48"><text:s text:c="8"/>{</text:p>
      <text:p text:style-name="P49"><text:s text:c="12"/>//если не зажат ctrl то устанавливаем одиночный выбор</text:p>
      <text:p text:style-name="Compact"><text:span text:style-name="T50"><text:s text:c="12"/></text:span>lastSelectedListView.MultiSelect = false;</text:p>
      <text:p text:style-name="Compact"><text:s text:c="8"/>}</text:p>
      <text:p text:style-name="Compact"/>
      <text:p text:style-name="Compact"><text:s text:c="8"/>int selectedIndex = lastSelectedListView.SelectedIndices.Count &gt; 0 ? lastSelectedListView.SelectedIndices[0] : -1;</text:p>
      <text:p text:style-name="Compact"><text:s text:c="8"/>if (selectedIndex &gt;= 0 &amp;&amp; !ctrlKeyPressed)</text:p>
      <text:p text:style-name="Compact"><text:s text:c="8"/>{</text:p>
      <text:p text:style-name="Compact"><text:s text:c="12"/>ListViewItem selectedItem = lastSelectedListView.SelectedItems[0];</text:p>
      <text:soft-page-break/>
      <text:p text:style-name="Compact"><text:s text:c="12"/>string selectedDirectory = selectedItem.Text; //<text:s/><text:span text:style-name="T51">выбираем</text:span><text:s/><text:span text:style-name="T52">первый</text:span><text:s/><text:span text:style-name="T53">столбец</text:span>,<text:s/><text:span text:style-name="T54">он</text:span><text:s/><text:span text:style-name="T55">содержит</text:span><text:s/><text:span text:style-name="T56">имя</text:span><text:s/><text:span text:style-name="T57">директории</text:span></text:p>
      <text:p text:style-name="Compact"><text:s text:c="12"/>string currentPath = pathEntry.Text;</text:p>
      <text:p text:style-name="Compact"><text:s text:c="12"/>string newPath = Path.Combine(currentPath, selectedDirectory);</text:p>
      <text:p text:style-name="Compact"><text:s text:c="12"/>pathEntry.Text = newPath;</text:p>
      <text:p text:style-name="Compact"><text:s text:c="12"/>ShowDirectoryContents(newPath);</text:p>
      <text:p text:style-name="Compact"><text:s text:c="8"/>}</text:p>
      <text:p text:style-name="Compact"><text:s text:c="4"/>}</text:p>
      <text:p text:style-name="Compact"><text:s text:c="4"/>private void Listnumber_two_SelectedIndexChanged(object sender, EventArgs e)</text:p>
      <text:p text:style-name="Compact"><text:s text:c="4"/>{</text:p>
      <text:p text:style-name="Compact"><text:s text:c="8"/>if (ctrlKeyPressed)</text:p>
      <text:p text:style-name="Compact"><text:s text:c="8"/>{</text:p>
      <text:p text:style-name="Compact"><text:s text:c="12"/>// ...</text:p>
      <text:p text:style-name="Compact"><text:s text:c="12"/>lastSelectedListView.MultiSelect = true;</text:p>
      <text:p text:style-name="Compact"><text:s text:c="8"/>}</text:p>
      <text:p text:style-name="Compact"><text:s text:c="8"/>else</text:p>
      <text:p text:style-name="Compact"><text:s text:c="8"/>{</text:p>
      <text:p text:style-name="Compact"><text:s text:c="12"/>// ...</text:p>
      <text:p text:style-name="Compact"><text:s text:c="12"/>lastSelectedListView.MultiSelect = false;</text:p>
      <text:p text:style-name="Compact"><text:s text:c="8"/>}</text:p>
      <text:p text:style-name="Compact"/>
      <text:p text:style-name="Compact"><text:s text:c="8"/>int selectedIndex = lastSelectedListView.SelectedIndices.Count &gt; 0 ? lastSelectedListView.SelectedIndices[0] : -1;</text:p>
      <text:p text:style-name="Compact"><text:s text:c="8"/>if (selectedIndex &gt;= 0 &amp;&amp; !ctrlKeyPressed)</text:p>
      <text:p text:style-name="Compact"><text:s text:c="8"/>{</text:p>
      <text:p text:style-name="Compact"><text:s text:c="12"/>ListViewItem selectedItem = lastSelectedListView.SelectedItems[0];</text:p>
      <text:p text:style-name="Compact"><text:s text:c="12"/>string selectedDirectory = selectedItem.Text; // ...</text:p>
      <text:p text:style-name="Compact"><text:s text:c="12"/>string currentPath = pathEntry.Text;</text:p>
      <text:p text:style-name="Compact"><text:s text:c="12"/>string newPath = Path.Combine(currentPath, selectedDirectory);</text:p>
      <text:p text:style-name="Compact"><text:s text:c="12"/>pathEntry.Text = newPath;</text:p>
      <text:p text:style-name="Compact"><text:s text:c="12"/>ShowDirectoryContents(newPath);</text:p>
      <text:p text:style-name="Compact"><text:s text:c="8"/>}</text:p>
      <text:p text:style-name="Compact"><text:s text:c="4"/>}</text:p>
      <text:p text:style-name="Compact"><text:s text:c="4"/>private void simple_explorer_Load(object sender, EventArgs e)</text:p>
      <text:p text:style-name="Compact"><text:s text:c="4"/>{</text:p>
      <text:p text:style-name="Compact"><text:s text:c="8"/>int headerHeight = headerLabel.Height;</text:p>
      <text:p text:style-name="Compact"><text:s text:c="8"/>int navButtonHeight = navBarPanel.Height;</text:p>
      <text:p text:style-name="Compact"/>
      <text:p text:style-name="Compact"><text:s text:c="8"/>//<text:s/><text:span text:style-name="T58">высчитываем</text:span><text:s/><text:span text:style-name="T59">отступ</text:span><text:s/><text:span text:style-name="T60">для</text:span><text:s/><text:span text:style-name="T61">двух</text:span><text:s/>ListView</text:p>
      <text:p text:style-name="Compact"><text:s text:c="8"/>int desiredHeight = headerHeight + navButtonHeight;</text:p>
      <text:p text:style-name="Compact"/>
      <text:soft-page-break/>
      <text:p text:style-name="Compact"><text:s text:c="8"/>//<text:span text:style-name="T62">выбираем</text:span><text:s/><text:span text:style-name="T63">текущий</text:span><text:s/><text:span text:style-name="T64">размер</text:span><text:s/><text:span text:style-name="T65">для</text:span><text:s/>ListView</text:p>
      <text:p text:style-name="Compact"><text:s text:c="8"/>int newHeight = this.Height - desiredHeight;</text:p>
      <text:p text:style-name="Compact"/>
      <text:p text:style-name="Compact"><text:s text:c="8"/><text:span text:style-name="T66">// устанавливаем позицию и размер для folderListView, 1/2<text:s/></text:span></text:p>
      <text:p text:style-name="Compact"><text:span text:style-name="T67"><text:s text:c="8"/></text:span>folderListView.Size = new System.Drawing.Size(this.Width / 2 - 10, newHeight - 20);</text:p>
      <text:p text:style-name="Compact"><text:s text:c="8"/>folderListView.Location = new Point(0, headerHeight + navButtonHeight);</text:p>
      <text:p text:style-name="Compact"/>
      <text:p text:style-name="Compact"><text:s text:c="8"/><text:span text:style-name="T68">//устанавливаем позицию и размер для twoFolderListView, 1/2</text:span></text:p>
      <text:p text:style-name="Compact"><text:span text:style-name="T69"><text:s text:c="8"/></text:span>twoFolderListView.Size = new System.Drawing.Size(this.Width / 2 - 10, newHeight - 20);</text:p>
      <text:p text:style-name="Compact"><text:s text:c="8"/>twoFolderListView.Location = new Point(this.Width / 2, headerHeight + navButtonHeight);</text:p>
      <text:p text:style-name="Compact"/>
      <text:p text:style-name="Compact"><text:s text:c="8"/>this.columnHeader1.Width = this.folderListView.Width;</text:p>
      <text:p text:style-name="Compact"><text:s text:c="8"/>this.columnHeader2.Width = this.twoFolderListView.Width;</text:p>
      <text:p text:style-name="Compact"/>
      <text:p text:style-name="Compact"/>
      <text:p text:style-name="Compact"/>
      <text:p text:style-name="Compact"><text:s text:c="8"/>folderListView.Enter += OnFolderListBoxClick;</text:p>
      <text:p text:style-name="Compact"><text:s text:c="8"/>twoFolderListView.Enter += OnTwoFolderListBoxClick;</text:p>
      <text:p text:style-name="Compact"/>
      <text:p text:style-name="Compact"><text:s text:c="8"/></text:p>
      <text:p text:style-name="Compact"/>
      <text:p text:style-name="Compact"><text:s text:c="8"/>folderListView.KeyDown += OnFolderListKeyDown;</text:p>
      <text:p text:style-name="Compact"><text:s text:c="8"/>folderListView.KeyUp += OnFolderListKeyUp;</text:p>
      <text:p text:style-name="Compact"/>
      <text:p text:style-name="Compact"><text:s text:c="8"/><text:span text:style-name="T70">//устанавливаем все иконки который буду использовать</text:span></text:p>
      <text:p text:style-name="Compact"><text:span text:style-name="T71"><text:s text:c="8"/></text:span>var homeIcon = IconChar.Home;</text:p>
      <text:p text:style-name="Compact"><text:s text:c="8"/>var fileIcon = IconChar.Folder;</text:p>
      <text:p text:style-name="Compact"><text:s text:c="8"/>var prevIcon = IconChar.LeftLong;</text:p>
      <text:p text:style-name="Compact"><text:s text:c="8"/>var archIcon = IconChar.FileZipper;</text:p>
      <text:p text:style-name="Compact"><text:s text:c="8"/>var unpackIcon = IconChar.FileDownload;</text:p>
      <text:p text:style-name="Compact"><text:s text:c="8"/>var copyIcon = IconChar.Copy;</text:p>
      <text:p text:style-name="Compact"><text:s text:c="8"/>var pasteIcon = IconChar.Paste;</text:p>
      <text:p text:style-name="Compact"><text:s text:c="8"/>var deleteIcon = IconChar.Remove;</text:p>
      <text:p text:style-name="Compact"/>
      <text:p text:style-name="Compact"/>
      <text:p text:style-name="Compact"><text:s text:c="8"/><text:span text:style-name="T72">// добавляем отступ для иконок относительно заголовка у кнопки</text:span></text:p>
      <text:p text:style-name="Compact"><text:span text:style-name="T73"><text:s text:c="8"/></text:span>var homeIconImage = AddPaddingToIcon(homeIcon, 15, Color.White, 0, FlipOrientation.Normal, 10);</text:p>
      <text:soft-page-break/>
      <text:p text:style-name="Compact"><text:s text:c="8"/>var fileIconImage = AddPaddingToIcon(fileIcon, 15, Color.White, 0, FlipOrientation.Normal, 10);</text:p>
      <text:p text:style-name="Compact"><text:s text:c="8"/>var prevIconImage = AddPaddingToIcon(prevIcon, 15, Color.White, 0, FlipOrientation.Normal, 10);</text:p>
      <text:p text:style-name="Compact"><text:s text:c="8"/>var archiveIconImage = AddPaddingToIcon(archIcon, 15, Color.White, 0, FlipOrientation.Normal, 10);</text:p>
      <text:p text:style-name="Compact"><text:s text:c="8"/>var unpackIconImage = AddPaddingToIcon(unpackIcon, 15, Color.White, 0, FlipOrientation.Normal, 10);<text:s/></text:p>
      <text:p text:style-name="Compact"><text:s text:c="8"/>var copyIconImage = AddPaddingToIcon(copyIcon, 15, Color.White, 0, FlipOrientation.Normal, 10);<text:s/></text:p>
      <text:p text:style-name="Compact"><text:s text:c="8"/>var pasteIconImage = AddPaddingToIcon(pasteIcon, 15, Color.White, 0, FlipOrientation.Normal, 10);</text:p>
      <text:p text:style-name="Compact"><text:s text:c="8"/>var deleteIconImage = AddPaddingToIcon(deleteIcon, 15, Color.White, 0, FlipOrientation.Normal, 10);</text:p>
      <text:p text:style-name="Compact"/>
      <text:p text:style-name="Compact"><text:s text:c="8"/>//<text:s/><text:span text:style-name="T74">Установка</text:span><text:s/><text:span text:style-name="T75">изображения</text:span><text:s/><text:span text:style-name="T76">для</text:span><text:s/><text:span text:style-name="T77">кнопки</text:span></text:p>
      <text:p text:style-name="Compact"><text:s text:c="8"/>navBarHomeButton.Image = homeIconImage;</text:p>
      <text:p text:style-name="Compact"><text:s text:c="8"/>navBarFileButton.Image = fileIconImage;</text:p>
      <text:p text:style-name="Compact"><text:s text:c="8"/>navBarPrevButton.Image = prevIconImage;</text:p>
      <text:p text:style-name="Compact"><text:s text:c="8"/>navBarArchiveButton.Image = archiveIconImage;</text:p>
      <text:p text:style-name="Compact"><text:s text:c="8"/>navBarUnpackButton.Image = unpackIconImage;</text:p>
      <text:p text:style-name="Compact"/>
      <text:p text:style-name="Compact"><text:s text:c="8"/>navBarCopyButton.Image = copyIconImage;</text:p>
      <text:p text:style-name="Compact"><text:s text:c="8"/>navBarPasteButton.Image = pasteIconImage;</text:p>
      <text:p text:style-name="Compact"><text:s text:c="8"/>navBarDeleteButton.Image = deleteIconImage;</text:p>
      <text:p text:style-name="Compact"/>
      <text:p text:style-name="Compact"><text:s text:c="8"/>navBarUnpackButton.Text = "Unpack";<text:s/></text:p>
      <text:p text:style-name="Compact"/>
      <text:p text:style-name="Compact"><text:s text:c="8"/>navBarFileButton.Text = "Dir";</text:p>
      <text:p text:style-name="Compact"><text:s text:c="41"/></text:p>
      <text:p text:style-name="Compact"><text:s text:c="8"/>navBarPrevButton.Text = "Cancel";</text:p>
      <text:p text:style-name="Compact"><text:s text:c="8"/>navBarArchiveButton.Text = "Achive";</text:p>
      <text:p text:style-name="Compact"><text:s text:c="8"/>navBarCopyButton.Text = "Copy";</text:p>
      <text:p text:style-name="Compact"><text:s text:c="8"/>navBarPasteButton.Text = "paste";</text:p>
      <text:p text:style-name="Compact"><text:s text:c="8"/>navBarDeleteButton.Text = "Delete";</text:p>
      <text:p text:style-name="Compact"/>
      <text:p text:style-name="Compact"/>
      <text:p text:style-name="Compact"><text:s text:c="8"/>pathEntry.Text = mainDirectory;</text:p>
      <text:p text:style-name="Compact"><text:s text:c="8"/>RenderListBoxContents(folderListView, mainDirectory);</text:p>
      <text:p text:style-name="Compact"><text:s text:c="8"/>RenderListBoxContents(twoFolderListView, mainDirectory);</text:p>
      <text:p text:style-name="Compact"/>
      <text:soft-page-break/>
      <text:p text:style-name="Compact"><text:s text:c="8"/>//<text:s/><text:span text:style-name="T78">устанавливаем</text:span><text:s/><text:span text:style-name="T79">направление</text:span></text:p>
      <text:p text:style-name="Compact"><text:s text:c="8"/>navBarHomeButton.TextImageRelation = TextImageRelation.ImageBeforeText;</text:p>
      <text:p text:style-name="Compact"><text:s text:c="8"/>navBarFileButton.TextImageRelation = TextImageRelation.ImageBeforeText;</text:p>
      <text:p text:style-name="Compact"><text:s text:c="8"/>navBarPrevButton.TextImageRelation = TextImageRelation.ImageBeforeText;</text:p>
      <text:p text:style-name="Compact"><text:s text:c="8"/>navBarUnpackButton.TextImageRelation = TextImageRelation.ImageBeforeText;</text:p>
      <text:p text:style-name="Compact"><text:s text:c="8"/>navBarArchiveButton.TextImageRelation = TextImageRelation.ImageBeforeText;</text:p>
      <text:p text:style-name="Compact"><text:s text:c="8"/>navBarCopyButton.TextImageRelation = TextImageRelation.ImageBeforeText;</text:p>
      <text:p text:style-name="Compact"><text:s text:c="8"/>navBarPasteButton.TextImageRelation = TextImageRelation.ImageBeforeText;</text:p>
      <text:p text:style-name="Compact"><text:s text:c="8"/>navBarDeleteButton.TextImageRelation = TextImageRelation.ImageBeforeText;</text:p>
      <text:p text:style-name="Compact"/>
      <text:p text:style-name="Compact"><text:s text:c="4"/>}</text:p>
      <text:p text:style-name="Compact"><text:s text:c="3"/></text:p>
      <text:p text:style-name="Compact"><text:s text:c="4"/>private void OnFolderListBoxClick(object sender, EventArgs e)</text:p>
      <text:p text:style-name="Compact"><text:s text:c="4"/>{</text:p>
      <text:p text:style-name="Compact"><text:s text:c="8"/>lastSelectedListView = folderListView;</text:p>
      <text:p text:style-name="Compact"><text:s text:c="4"/>}</text:p>
      <text:p text:style-name="Compact"/>
      <text:p text:style-name="Compact"><text:s text:c="4"/>private void OnTwoFolderListBoxClick(object sender, EventArgs e)</text:p>
      <text:p text:style-name="Compact"><text:s text:c="4"/>{</text:p>
      <text:p text:style-name="Compact"><text:s text:c="8"/>lastSelectedListView = twoFolderListView;</text:p>
      <text:p text:style-name="Compact"><text:s text:c="4"/>}</text:p>
      <text:p text:style-name="Compact"><text:s text:c="4"/>private void OnHomeButtonClick(object sender, EventArgs e)</text:p>
      <text:p text:style-name="Compact"><text:s text:c="4"/>{</text:p>
      <text:p text:style-name="Compact"><text:s text:c="8"/>ShowDirectoryContents(mainDirectory);</text:p>
      <text:p text:style-name="Compact"><text:s text:c="4"/>}</text:p>
      <text:p text:style-name="Compact"/>
      <text:p text:style-name="Compact"><text:s text:c="4"/>private void OnBrowseButtonClick(object sender, EventArgs e)</text:p>
      <text:p text:style-name="Compact"><text:s text:c="4"/>{</text:p>
      <text:p text:style-name="Compact"><text:s text:c="8"/>BrowseDirectory(sender, e);</text:p>
      <text:p text:style-name="Compact"><text:s text:c="4"/>}</text:p>
      <text:p text:style-name="Compact"><text:s text:c="4"/>//<text:s/><text:span text:style-name="T80">эвент</text:span><text:s/><text:span text:style-name="T81">нажатия</text:span><text:s/><text:span text:style-name="T82">кнопки</text:span><text:s/><text:span text:style-name="T83">назад</text:span></text:p>
      <text:p text:style-name="Compact"><text:s text:c="4"/>private void OnPrevButtonClick(object sender, EventArgs e)</text:p>
      <text:p text:style-name="Compact"><text:s text:c="4"/>{</text:p>
      <text:p text:style-name="Compact"><text:s text:c="8"/>string currentPath = pathEntry.Text;</text:p>
      <text:p text:style-name="Compact"/>
      <text:p text:style-name="Compact"><text:s text:c="8"/>string parentDirectory = Directory.GetParent(currentPath)?.FullName;</text:p>
      <text:p text:style-name="Compact"/>
      <text:p text:style-name="Compact"><text:s text:c="8"/>if (!string.IsNullOrEmpty(parentDirectory))</text:p>
      <text:p text:style-name="Compact"><text:s text:c="8"/>{</text:p>
      <text:p text:style-name="Compact"><text:s text:c="12"/>pathEntry.Text = parentDirectory;</text:p>
      <text:soft-page-break/>
      <text:p text:style-name="Compact"><text:s text:c="12"/>ShowDirectoryContents(parentDirectory);</text:p>
      <text:p text:style-name="Compact"><text:s text:c="8"/>}</text:p>
      <text:p text:style-name="Compact"><text:s text:c="4"/>}</text:p>
      <text:p text:style-name="Compact"/>
      <text:p text:style-name="Compact"><text:s text:c="4"/>private void OnNavBarCopyButtonClick(object sender, EventArgs e)</text:p>
      <text:p text:style-name="Compact"><text:s text:c="4"/>{</text:p>
      <text:p text:style-name="Compact"><text:s text:c="8"/>//<text:s/><text:span text:style-name="T84">копируем</text:span><text:s/><text:span text:style-name="T85">в</text:span><text:s/><text:span text:style-name="T86">буфер</text:span><text:s/><text:span text:style-name="T87">обмена</text:span><text:s text:c="2"/><text:span text:style-name="T88">пути</text:span></text:p>
      <text:p text:style-name="Compact"><text:s text:c="8"/>clipboardPaths.Clear();</text:p>
      <text:p text:style-name="Compact"><text:s text:c="8"/>foreach (var selectedItem in lastSelectedListView.SelectedItems)</text:p>
      <text:p text:style-name="Compact"><text:s text:c="8"/>{</text:p>
      <text:p text:style-name="Compact"><text:s text:c="12"/>string selectedText = ((ListViewItem)selectedItem).Text;</text:p>
      <text:p text:style-name="Compact"><text:s text:c="12"/>string fullPath = Path.Combine(pathEntry.Text, selectedText);</text:p>
      <text:p text:style-name="Compact"><text:s text:c="12"/>clipboardPaths.Add(fullPath);</text:p>
      <text:p text:style-name="Compact"><text:s text:c="8"/>}</text:p>
      <text:p text:style-name="Compact"/>
      <text:p text:style-name="Compact"/>
      <text:p text:style-name="Compact"><text:s text:c="8"/>MessageBox.Show("<text:span text:style-name="T89">Выбранные</text:span><text:s/><text:span text:style-name="T90">файлы</text:span><text:s/><text:span text:style-name="T91">и</text:span><text:s/><text:span text:style-name="T92">папки</text:span><text:s/><text:span text:style-name="T93">скопированы</text:span><text:s/><text:span text:style-name="T94">в</text:span><text:s/><text:span text:style-name="T95">буфер</text:span><text:s/><text:span text:style-name="T96">обмена</text:span>.");</text:p>
      <text:p text:style-name="Compact"><text:s text:c="4"/>}</text:p>
      <text:p text:style-name="Compact"/>
      <text:p text:style-name="Compact"><text:s text:c="4"/>private void OnNavBarPasteButtonClick(object sender, EventArgs e)</text:p>
      <text:p text:style-name="Compact"><text:s text:c="4"/><text:span text:style-name="T97">{</text:span></text:p>
      <text:p text:style-name="P98"><text:s text:c="8"/>// вставляем из буфера все файлы или папки</text:p>
      <text:p text:style-name="Compact"><text:span text:style-name="T99"><text:s text:c="8"/></text:span>string destinationDirectory = pathEntry.Text;</text:p>
      <text:p text:style-name="Compact"/>
      <text:p text:style-name="Compact"><text:s text:c="8"/>if (clipboardPaths.Count &gt; 0)</text:p>
      <text:p text:style-name="Compact"><text:s text:c="8"/>{</text:p>
      <text:p text:style-name="Compact"><text:s text:c="12"/>foreach (string copiedPath in clipboardPaths)</text:p>
      <text:p text:style-name="Compact"><text:s text:c="12"/>{</text:p>
      <text:p text:style-name="Compact"><text:s text:c="16"/>try</text:p>
      <text:p text:style-name="Compact"><text:s text:c="16"/>{</text:p>
      <text:p text:style-name="Compact"><text:s text:c="20"/>if (File.Exists(copiedPath))</text:p>
      <text:p text:style-name="Compact"><text:s text:c="20"/>{</text:p>
      <text:p text:style-name="Compact"/>
      <text:p text:style-name="Compact"><text:s text:c="24"/>string destinationPath = Path.Combine(destinationDirectory, Path.GetFileName(copiedPath));</text:p>
      <text:p text:style-name="Compact"><text:s text:c="24"/>File.Copy(copiedPath, destinationPath, true);</text:p>
      <text:p text:style-name="Compact"><text:s text:c="20"/>}</text:p>
      <text:p text:style-name="Compact"><text:s text:c="20"/>else if (Directory.Exists(copiedPath))</text:p>
      <text:p text:style-name="Compact"><text:s text:c="20"/>{</text:p>
      <text:p text:style-name="Compact"/>
      <text:soft-page-break/>
      <text:p text:style-name="Compact"><text:s text:c="24"/>string destinationPath = Path.Combine(destinationDirectory, Path.GetFileName(copiedPath));</text:p>
      <text:p text:style-name="Compact"><text:s text:c="24"/>CopyDirectory(copiedPath, destinationPath);</text:p>
      <text:p text:style-name="Compact"><text:s text:c="20"/>}</text:p>
      <text:p text:style-name="Compact"><text:s text:c="16"/>}</text:p>
      <text:p text:style-name="Compact"><text:s text:c="16"/>catch (Exception ex)</text:p>
      <text:p text:style-name="Compact"><text:s text:c="16"/>{</text:p>
      <text:p text:style-name="Compact"><text:s text:c="20"/>MessageBox.Show($"Error pasting {copiedPath}: {ex.Message}");</text:p>
      <text:p text:style-name="Compact"><text:s text:c="16"/><text:span text:style-name="T100">}</text:span></text:p>
      <text:p text:style-name="P101"><text:s text:c="12"/>}</text:p>
      <text:p text:style-name="P102"/>
      <text:p text:style-name="P103"><text:s text:c="12"/>MessageBox.Show("Файлы и папки успешно вставлены.");</text:p>
      <text:p text:style-name="P104"><text:s text:c="8"/>}</text:p>
      <text:p text:style-name="P105"><text:s text:c="8"/>else</text:p>
      <text:p text:style-name="P106"><text:s text:c="8"/>{</text:p>
      <text:p text:style-name="P107"><text:s text:c="12"/>MessageBox.Show("Буфер обмена пуст.");</text:p>
      <text:p text:style-name="Compact"><text:span text:style-name="T108"><text:s text:c="8"/></text:span>}</text:p>
      <text:p text:style-name="Compact"/>
      <text:p text:style-name="Compact"><text:s text:c="8"/>//<text:s/><text:span text:style-name="T109">перезагрузка</text:span><text:s/>ListView</text:p>
      <text:p text:style-name="Compact"><text:s text:c="8"/>ShowDirectoryContents(destinationDirectory);</text:p>
      <text:p text:style-name="Compact"><text:s text:c="4"/>}</text:p>
      <text:p text:style-name="Compact"/>
      <text:p text:style-name="Compact"><text:s text:c="5"/>private void navBarDeleteButton_Click(object sender, EventArgs e)</text:p>
      <text:p text:style-name="Compact"><text:s text:c="4"/>{</text:p>
      <text:p text:style-name="Compact"><text:s text:c="8"/>if (lastSelectedListView.SelectedItems.Count &gt; 0)</text:p>
      <text:p text:style-name="Compact"><text:s text:c="8"/>{</text:p>
      <text:p text:style-name="Compact"><text:s text:c="12"/>DialogResult result = MessageBox.Show("<text:span text:style-name="T110">Вы</text:span><text:s/><text:span text:style-name="T111">уверены</text:span>,<text:s/><text:span text:style-name="T112">что</text:span><text:s/><text:span text:style-name="T113">хотите</text:span><text:s/><text:span text:style-name="T114">удалить</text:span><text:s/><text:span text:style-name="T115">выбранные</text:span><text:s/><text:span text:style-name="T116">элементы</text:span>?", "<text:span text:style-name="T117">Удаление</text:span>", MessageBoxButtons.YesNo, MessageBoxIcon.Warning);</text:p>
      <text:p text:style-name="Compact"/>
      <text:p text:style-name="Compact"><text:s text:c="12"/>if (result == DialogResult.Yes)</text:p>
      <text:p text:style-name="Compact"><text:s text:c="12"/>{</text:p>
      <text:p text:style-name="Compact"><text:s text:c="16"/>try</text:p>
      <text:p text:style-name="Compact"><text:s text:c="16"/>{</text:p>
      <text:p text:style-name="Compact"><text:s text:c="20"/>foreach (var selectedItem in lastSelectedListView.SelectedItems)</text:p>
      <text:p text:style-name="Compact"><text:s text:c="20"/>{</text:p>
      <text:p text:style-name="Compact"><text:s text:c="24"/>string selectedText = ((ListViewItem)selectedItem).Text;</text:p>
      <text:p text:style-name="Compact"><text:s text:c="24"/>string fullPath = Path.Combine(pathEntry.Text, selectedText);</text:p>
      <text:p text:style-name="Compact"/>
      <text:p text:style-name="Compact"><text:s text:c="24"/>if (File.Exists(fullPath))</text:p>
      <text:p text:style-name="Compact"><text:s text:c="24"/>{</text:p>
      <text:soft-page-break/>
      <text:p text:style-name="Compact"><text:s text:c="28"/>File.Delete(fullPath);</text:p>
      <text:p text:style-name="Compact"><text:s text:c="24"/>}</text:p>
      <text:p text:style-name="Compact"><text:s text:c="24"/>else if (Directory.Exists(fullPath))</text:p>
      <text:p text:style-name="Compact"><text:s text:c="24"/>{</text:p>
      <text:p text:style-name="Compact"><text:s text:c="28"/>Directory.Delete(fullPath, true);</text:p>
      <text:p text:style-name="Compact"><text:s text:c="24"/>}</text:p>
      <text:p text:style-name="Compact"><text:s text:c="20"/>}</text:p>
      <text:p text:style-name="Compact"/>
      <text:p text:style-name="Compact"><text:s text:c="20"/>ShowDirectoryContents(pathEntry.Text);</text:p>
      <text:p text:style-name="Compact"><text:s text:c="20"/><text:span text:style-name="T118">MessageBox.Show("Удаление успешно выполнено!");</text:span></text:p>
      <text:p text:style-name="P119"><text:s text:c="16"/>}</text:p>
      <text:p text:style-name="P120"><text:s text:c="16"/>catch (Exception ex)</text:p>
      <text:p text:style-name="P121"><text:s text:c="16"/>{</text:p>
      <text:p text:style-name="P122"><text:s text:c="20"/>MessageBox.Show($"Ошибка удаления: {ex.Message}", "Ошибка", MessageBoxButtons.OK, MessageBoxIcon.Error);</text:p>
      <text:p text:style-name="P123"><text:s text:c="16"/>}</text:p>
      <text:p text:style-name="P124"><text:s text:c="12"/>}</text:p>
      <text:p text:style-name="P125"><text:s text:c="8"/>}</text:p>
      <text:p text:style-name="P126"><text:s text:c="8"/>else</text:p>
      <text:p text:style-name="P127"><text:s text:c="8"/>{</text:p>
      <text:p text:style-name="P128"><text:s text:c="12"/>MessageBox.Show("Нет выбранных элементов для удаления.", "Предупреждение", MessageBoxButtons.OK, MessageBoxIcon.Warning);</text:p>
      <text:p text:style-name="Compact"><text:span text:style-name="T129"><text:s text:c="8"/></text:span>}</text:p>
      <text:p text:style-name="Compact"><text:s text:c="4"/>}</text:p>
      <text:p text:style-name="Compact"><text:s text:c="4"/>private void OnNavBarArchiveButtonClick(object sender, EventArgs e)</text:p>
      <text:p text:style-name="Compact"><text:s text:c="4"/>{</text:p>
      <text:p text:style-name="Compact"><text:s text:c="8"/>if (lastSelectedListView.SelectedItems.Count &gt; 0)</text:p>
      <text:p text:style-name="Compact"><text:s text:c="8"/>{</text:p>
      <text:p text:style-name="Compact"><text:s text:c="12"/>// Prompt the user to select a destination for the zip file</text:p>
      <text:p text:style-name="Compact"><text:s text:c="12"/>using (var saveFileDialog = new SaveFileDialog())</text:p>
      <text:p text:style-name="Compact"><text:s text:c="12"/>{</text:p>
      <text:p text:style-name="Compact"><text:s text:c="16"/>saveFileDialog.Filter = "Zip files (*.zip)|*.zip";</text:p>
      <text:p text:style-name="Compact"><text:s text:c="16"/>saveFileDialog.Title = "<text:span text:style-name="T130">Сохранить</text:span><text:s/><text:span text:style-name="T131">архив</text:span>";</text:p>
      <text:p text:style-name="Compact"><text:s text:c="16"/>if (saveFileDialog.ShowDialog() == DialogResult.OK)</text:p>
      <text:p text:style-name="Compact"><text:s text:c="16"/>{</text:p>
      <text:p text:style-name="Compact"><text:s text:c="20"/>using (var zipArchive = ZipFile.Open(saveFileDialog.FileName, ZipArchiveMode.Create))</text:p>
      <text:p text:style-name="Compact"><text:s text:c="20"/>{</text:p>
      <text:p text:style-name="Compact"><text:s text:c="24"/>foreach (var selectedItem in lastSelectedListView.SelectedItems)</text:p>
      <text:p text:style-name="Compact"><text:s text:c="24"/>{</text:p>
      <text:p text:style-name="Compact"><text:s text:c="28"/>string selectedText = ((ListViewItem)selectedItem).Text;</text:p>
      <text:soft-page-break/>
      <text:p text:style-name="Compact"><text:s text:c="28"/>string fullPath = Path.Combine(pathEntry.Text, selectedText);</text:p>
      <text:p text:style-name="Compact"/>
      <text:p text:style-name="Compact"><text:s text:c="28"/>if (File.Exists(fullPath))</text:p>
      <text:p text:style-name="Compact"><text:s text:c="28"/>{</text:p>
      <text:p text:style-name="Compact"><text:s text:c="32"/>zipArchive.CreateEntryFromFile(fullPath, selectedText);</text:p>
      <text:p text:style-name="Compact"><text:s text:c="28"/>}</text:p>
      <text:p text:style-name="Compact"><text:s text:c="28"/>else if (Directory.Exists(fullPath))</text:p>
      <text:p text:style-name="Compact"><text:s text:c="28"/>{</text:p>
      <text:p text:style-name="Compact"><text:s text:c="32"/>{</text:p>
      <text:p text:style-name="Compact"><text:s text:c="36"/>foreach (var file in Directory.GetFiles(fullPath, "*", SearchOption.AllDirectories))</text:p>
      <text:p text:style-name="Compact"><text:s text:c="36"/>{</text:p>
      <text:p text:style-name="Compact"><text:s text:c="40"/>string relativePath = file.Substring(pathEntry.Text.Length + 1);</text:p>
      <text:p text:style-name="Compact"><text:s text:c="40"/>zipArchive.CreateEntryFromFile(file, relativePath);</text:p>
      <text:p text:style-name="Compact"><text:s text:c="36"/>}</text:p>
      <text:p text:style-name="Compact"><text:s text:c="32"/>}</text:p>
      <text:p text:style-name="Compact"><text:s text:c="28"/>}</text:p>
      <text:p text:style-name="Compact"><text:s text:c="24"/>}</text:p>
      <text:p text:style-name="Compact"/>
      <text:p text:style-name="Compact"><text:s text:c="24"/>MessageBox.Show("<text:span text:style-name="T132">Архивация</text:span><text:s/><text:span text:style-name="T133">успешно</text:span><text:s/><text:span text:style-name="T134">произведена</text:span>!");</text:p>
      <text:p text:style-name="Compact"><text:s text:c="20"/><text:span text:style-name="T135">}</text:span></text:p>
      <text:p text:style-name="P136"><text:s text:c="16"/>}</text:p>
      <text:p text:style-name="P137"/>
      <text:p text:style-name="P138"><text:s text:c="16"/>else</text:p>
      <text:p text:style-name="P139"><text:s text:c="16"/>{</text:p>
      <text:p text:style-name="P140"><text:s text:c="20"/>MessageBox.Show("Нет выбранных файлов для архивации.");</text:p>
      <text:p text:style-name="Compact"><text:span text:style-name="T141"><text:s text:c="16"/></text:span>}</text:p>
      <text:p text:style-name="Compact"><text:s text:c="12"/>}</text:p>
      <text:p text:style-name="Compact"><text:s text:c="8"/>}</text:p>
      <text:p text:style-name="Compact"><text:s text:c="4"/>}</text:p>
      <text:p text:style-name="Compact"/>
      <text:p text:style-name="Compact"><text:s text:c="4"/>private void OnNavBarUnpackButtonClick(object sender, EventArgs e)</text:p>
      <text:p text:style-name="Compact"><text:s text:c="4"/>{</text:p>
      <text:p text:style-name="Compact"/>
      <text:p text:style-name="Compact"><text:s text:c="8"/>if (lastSelectedListView.SelectedItems.Count &gt; 0)</text:p>
      <text:p text:style-name="Compact"><text:s text:c="8"/>{</text:p>
      <text:p text:style-name="Compact"><text:s text:c="12"/>using (var folderDialog = new FolderBrowserDialog())</text:p>
      <text:p text:style-name="Compact"><text:s text:c="12"/>{</text:p>
      <text:p text:style-name="Compact"><text:s text:c="16"/>folderDialog.Description = "<text:span text:style-name="T142">Выберите</text:span><text:s/><text:span text:style-name="T143">папку</text:span><text:s/><text:span text:style-name="T144">для</text:span><text:s/><text:span text:style-name="T145">распаковки</text:span><text:s/><text:span text:style-name="T146">файлов</text:span>";</text:p>
      <text:p text:style-name="Compact"><text:s text:c="16"/>if (folderDialog.ShowDialog() == DialogResult.OK)</text:p>
      <text:p text:style-name="Compact"><text:s text:c="16"/>{</text:p>
      <text:soft-page-break/>
      <text:p text:style-name="Compact"><text:s text:c="20"/>string destinationFolder = folderDialog.SelectedPath;</text:p>
      <text:p text:style-name="Compact"/>
      <text:p text:style-name="Compact"><text:s text:c="20"/>foreach (var selectedItem in lastSelectedListView.SelectedItems)</text:p>
      <text:p text:style-name="Compact"><text:s text:c="20"/><text:span text:style-name="T147">{</text:span></text:p>
      <text:p text:style-name="P148"><text:s text:c="24"/>// процедура выбора каждого элемента в listView</text:p>
      <text:p text:style-name="Compact"><text:span text:style-name="T149"><text:s text:c="24"/></text:span>string selectedText = ((ListViewItem)selectedItem).Text;</text:p>
      <text:p text:style-name="Compact"><text:s text:c="24"/>string fullPath = Path.Combine(pathEntry.Text, selectedText);</text:p>
      <text:p text:style-name="Compact"/>
      <text:p text:style-name="Compact"><text:s text:c="24"/><text:span text:style-name="T150">if (IsZipArchive(fullPath))</text:span></text:p>
      <text:p text:style-name="P151"><text:s text:c="24"/>{</text:p>
      <text:p text:style-name="P152"><text:s text:c="28"/>// если это архив получаем полный путь</text:p>
      <text:p text:style-name="Compact"><text:span text:style-name="T153"><text:s text:c="28"/></text:span>string extractFolder = Path.Combine(destinationFolder, Path.GetFileNameWithoutExtension(selectedText));</text:p>
      <text:p text:style-name="Compact"/>
      <text:p text:style-name="Compact"><text:s text:c="28"/>try</text:p>
      <text:p text:style-name="Compact"><text:s text:c="28"/>{</text:p>
      <text:p text:style-name="Compact"><text:s text:c="32"/>ZipFile.ExtractToDirectory(fullPath, extractFolder);</text:p>
      <text:p text:style-name="Compact"><text:s text:c="28"/>}</text:p>
      <text:p text:style-name="Compact"><text:s text:c="28"/>catch (Exception ex)</text:p>
      <text:p text:style-name="Compact"><text:s text:c="28"/>{</text:p>
      <text:p text:style-name="Compact"><text:s text:c="32"/>MessageBox.Show($"Error extracting {selectedText}: {ex.Message}");</text:p>
      <text:p text:style-name="Compact"><text:s text:c="28"/>}</text:p>
      <text:p text:style-name="Compact"><text:s text:c="24"/>}</text:p>
      <text:p text:style-name="Compact"><text:s text:c="24"/>else</text:p>
      <text:p text:style-name="Compact"><text:s text:c="24"/>{</text:p>
      <text:p text:style-name="Compact"><text:s text:c="28"/>//<text:span text:style-name="T154">если</text:span><text:s/><text:span text:style-name="T155">не</text:span><text:s/><text:span text:style-name="T156">архив</text:span><text:s/><text:span text:style-name="T157">файл</text:span></text:p>
      <text:p text:style-name="Compact"><text:s text:c="28"/>if (File.Exists(fullPath))</text:p>
      <text:p text:style-name="Compact"><text:s text:c="28"/>{</text:p>
      <text:p text:style-name="Compact"><text:s text:c="32"/>//<text:s/><text:span text:style-name="T158">копируем</text:span><text:s/><text:span text:style-name="T159">файл</text:span></text:p>
      <text:p text:style-name="Compact"><text:s text:c="32"/>string destinationPath = Path.Combine(destinationFolder, selectedText);</text:p>
      <text:p text:style-name="Compact"><text:s text:c="32"/>File.Copy(fullPath, destinationPath, true);</text:p>
      <text:p text:style-name="Compact"><text:s text:c="28"/>}</text:p>
      <text:p text:style-name="Compact"><text:s text:c="28"/>else if (Directory.Exists(fullPath))</text:p>
      <text:p text:style-name="Compact"><text:s text:c="28"/>{</text:p>
      <text:p text:style-name="Compact"><text:s text:c="32"/>//<text:s/><text:span text:style-name="T160">копируем</text:span><text:s/><text:span text:style-name="T161">директорию</text:span></text:p>
      <text:p text:style-name="Compact"><text:s text:c="32"/>string destinationPath = Path.Combine(destinationFolder, selectedText);</text:p>
      <text:p text:style-name="Compact"><text:s text:c="32"/>CopyDirectory(fullPath, destinationPath);</text:p>
      <text:p text:style-name="Compact"><text:s text:c="28"/>}</text:p>
      <text:soft-page-break/>
      <text:p text:style-name="Compact"><text:s text:c="24"/>}</text:p>
      <text:p text:style-name="Compact"><text:s text:c="20"/>}</text:p>
      <text:p text:style-name="Compact"/>
      <text:p text:style-name="Compact"><text:s text:c="20"/>MessageBox.Show("<text:span text:style-name="T162">Распаковка</text:span><text:s/><text:span text:style-name="T163">успешно</text:span><text:s/><text:span text:style-name="T164">произведена</text:span>!");</text:p>
      <text:p text:style-name="Compact"><text:s text:c="16"/><text:span text:style-name="T165">}</text:span></text:p>
      <text:p text:style-name="P166"><text:s text:c="12"/>}</text:p>
      <text:p text:style-name="P167"><text:s text:c="8"/>}</text:p>
      <text:p text:style-name="P168"><text:s text:c="8"/>else</text:p>
      <text:p text:style-name="P169"><text:s text:c="8"/>{</text:p>
      <text:p text:style-name="P170"><text:s text:c="12"/>MessageBox.Show("Нет выбранных файлов для распаковки.");</text:p>
      <text:p text:style-name="P171"><text:s text:c="8"/>}</text:p>
      <text:p text:style-name="P172"><text:s text:c="4"/>}</text:p>
      <text:p text:style-name="P173"/>
      <text:p text:style-name="P174"><text:s text:c="4"/>// метод копирования директории в виде проверки есть ли в каждой директории папки</text:p>
      <text:p text:style-name="Compact"><text:span text:style-name="T175"><text:s text:c="4"/></text:span>private void CopyDirectory(string sourcePath, string destinationPath)</text:p>
      <text:p text:style-name="Compact"><text:s text:c="4"/>{</text:p>
      <text:p text:style-name="Compact"><text:s text:c="8"/>Directory.CreateDirectory(destinationPath);</text:p>
      <text:p text:style-name="Compact"/>
      <text:p text:style-name="Compact"><text:s text:c="8"/>foreach (var file in Directory.GetFiles(sourcePath))</text:p>
      <text:p text:style-name="Compact"><text:s text:c="8"/>{</text:p>
      <text:p text:style-name="Compact"><text:s text:c="12"/>string fileName = Path.GetFileName(file);</text:p>
      <text:p text:style-name="Compact"><text:s text:c="12"/>string destinationFilePath = Path.Combine(destinationPath, fileName);</text:p>
      <text:p text:style-name="Compact"><text:s text:c="12"/>File.Copy(file, destinationFilePath);</text:p>
      <text:p text:style-name="Compact"><text:s text:c="8"/>}</text:p>
      <text:p text:style-name="Compact"/>
      <text:p text:style-name="Compact"><text:s text:c="8"/>foreach (var directory in Directory.GetDirectories(sourcePath))</text:p>
      <text:p text:style-name="Compact"><text:s text:c="8"/>{</text:p>
      <text:p text:style-name="Compact"><text:s text:c="12"/>string directoryName = Path.GetFileName(directory);</text:p>
      <text:p text:style-name="Compact"><text:s text:c="12"/>string destinationDirectoryPath = Path.Combine(destinationPath, directoryName);</text:p>
      <text:p text:style-name="Compact"><text:s text:c="12"/>CopyDirectory(directory, destinationDirectoryPath);</text:p>
      <text:p text:style-name="Compact"><text:s text:c="8"/>}</text:p>
      <text:p text:style-name="Compact"><text:s text:c="4"/>}</text:p>
      <text:p text:style-name="Compact"><text:s text:c="4"/>//<text:s/><text:span text:style-name="T176">эвент</text:span><text:s/><text:span text:style-name="T177">двойного</text:span><text:s/><text:span text:style-name="T178">нажатия</text:span><text:s/><text:span text:style-name="T179">на</text:span><text:s/><text:span text:style-name="T180">элемент</text:span><text:s/>ListView</text:p>
      <text:p text:style-name="Compact"><text:s text:c="4"/>private void OnListViewDoubleClick(object sender, EventArgs e)</text:p>
      <text:p text:style-name="Compact"><text:s text:c="4"/>{</text:p>
      <text:p text:style-name="Compact"><text:s text:c="8"/>if (lastSelectedListView != null)</text:p>
      <text:p text:style-name="Compact"><text:s text:c="8"/>{</text:p>
      <text:p text:style-name="Compact"><text:s text:c="12"/>int selectedIndex = lastSelectedListView.SelectedIndices.Count &gt; 0 ? lastSelectedListView.SelectedIndices[0] : -1;</text:p>
      <text:soft-page-break/>
      <text:p text:style-name="Compact"><text:s text:c="12"/>if (selectedIndex &gt;= 0)</text:p>
      <text:p text:style-name="Compact"><text:s text:c="12"/>{</text:p>
      <text:p text:style-name="Compact"/>
      <text:p text:style-name="Compact"><text:s text:c="16"/>string selectedDirectory = lastSelectedListView.Items[selectedIndex].SubItems[0].Text;</text:p>
      <text:p text:style-name="Compact"/>
      <text:p text:style-name="Compact"/>
      <text:p text:style-name="Compact"><text:s text:c="16"/>if (lastSelectedListView.Items[selectedIndex].Tag is ListViewItem selectedItem)</text:p>
      <text:p text:style-name="Compact"><text:s text:c="16"/>{</text:p>
      <text:p text:style-name="Compact"><text:s text:c="20"/>selectedDirectory = selectedItem.Text;</text:p>
      <text:p text:style-name="Compact"><text:s text:c="16"/>}</text:p>
      <text:p text:style-name="Compact"/>
      <text:p text:style-name="Compact"><text:s text:c="16"/>string currentPath = pathEntry.Text;</text:p>
      <text:p text:style-name="Compact"><text:s text:c="16"/>string newPath = Path.Combine(currentPath, selectedDirectory);</text:p>
      <text:p text:style-name="Compact"><text:s text:c="16"/>pathEntry.Text = newPath;</text:p>
      <text:p text:style-name="Compact"><text:s text:c="16"/>ShowDirectoryContents(newPath);</text:p>
      <text:p text:style-name="Compact"><text:s text:c="12"/>}</text:p>
      <text:p text:style-name="Compact"><text:s text:c="8"/>}</text:p>
      <text:p text:style-name="Compact"><text:s text:c="4"/>}</text:p>
      <text:p text:style-name="Compact"/>
      <text:p text:style-name="Compact"><text:s text:c="4"/>private void Simple_explorer_Resize(object sender, EventArgs e)</text:p>
      <text:p text:style-name="Compact"><text:s text:c="4"/><text:span text:style-name="T181">{</text:span></text:p>
      <text:p text:style-name="P182"><text:s text:c="8"/>// Установка макс размера ox панели по размеру окна</text:p>
      <text:p text:style-name="Compact"><text:span text:style-name="T183"><text:s text:c="8"/></text:span>int maxPanelWidth = this.ClientSize.Width;</text:p>
      <text:p text:style-name="Compact"/>
      <text:p text:style-name="Compact"><text:s text:c="8"/><text:span text:style-name="T184">// передача макс размера для установки скролла</text:span></text:p>
      <text:p text:style-name="Compact"><text:span text:style-name="T185"><text:s text:c="8"/></text:span>this.navBarPanel.MaximumSize = new System.Drawing.Size(maxPanelWidth, this.navBarPanel.Height);</text:p>
      <text:p text:style-name="Compact"><text:s text:c="8"/>this.navBarPanel.Width = this.ClientSize.Width;</text:p>
      <text:p text:style-name="Compact"><text:s text:c="8"/>this.headerLabel.Width = this.ClientSize.Width;</text:p>
      <text:p text:style-name="Compact"/>
      <text:p text:style-name="Compact"><text:s text:c="8"/>int headerHeight = headerLabel.Height;</text:p>
      <text:p text:style-name="Compact"><text:s text:c="8"/>int navButtonHeight = navBarPanel.Height;</text:p>
      <text:p text:style-name="Compact"/>
      <text:p text:style-name="Compact"><text:s text:c="8"/>//<text:s/><text:span text:style-name="T186">вычисление</text:span><text:s/><text:span text:style-name="T187">общего</text:span><text:s/><text:span text:style-name="T188">отступа</text:span><text:s/></text:p>
      <text:p text:style-name="Compact"><text:s text:c="8"/>int desiredHeight = headerHeight + navButtonHeight;</text:p>
      <text:p text:style-name="Compact"/>
      <text:p text:style-name="Compact"><text:s text:c="8"/>//<text:s/><text:span text:style-name="T189">вычисление</text:span><text:s/><text:span text:style-name="T190">размера</text:span><text:s/><text:span text:style-name="T191">с</text:span><text:s/><text:span text:style-name="T192">отступом</text:span></text:p>
      <text:p text:style-name="Compact"><text:s text:c="8"/>int newHeight = this.Height - desiredHeight;</text:p>
      <text:p text:style-name="Compact"/>
      <text:soft-page-break/>
      <text:p text:style-name="Compact"><text:s text:c="8"/>//<text:s/><text:span text:style-name="T193">позиция</text:span><text:s/><text:span text:style-name="T194">и</text:span><text:s/><text:span text:style-name="T195">размер</text:span><text:s/><text:span text:style-name="T196">относительно</text:span><text:s/><text:span text:style-name="T197">отступа</text:span></text:p>
      <text:p text:style-name="Compact"><text:s text:c="8"/>folderListView.Size = new System.Drawing.Size(this.Width / 2 - 10, newHeight - 20);</text:p>
      <text:p text:style-name="Compact"><text:s text:c="8"/>folderListView.Location = new Point(0, headerHeight + navButtonHeight);</text:p>
      <text:p text:style-name="Compact"/>
      <text:p text:style-name="Compact"><text:s text:c="8"/>//<text:span text:style-name="T198">позиция</text:span><text:s/><text:span text:style-name="T199">и</text:span><text:s/><text:span text:style-name="T200">размер</text:span><text:s/><text:span text:style-name="T201">относительно</text:span><text:s/><text:span text:style-name="T202">отступа</text:span></text:p>
      <text:p text:style-name="Compact"><text:s text:c="8"/>twoFolderListView.Size = new System.Drawing.Size(this.Width / 2 - 10, newHeight - 20);</text:p>
      <text:p text:style-name="Compact"><text:s text:c="8"/>twoFolderListView.Location = new Point(this.Width / 2, headerHeight + navButtonHeight);</text:p>
      <text:p text:style-name="Compact"/>
      <text:p text:style-name="Compact"><text:s text:c="8"/>this.columnHeader1.Width = this.folderListView.Width;</text:p>
      <text:p text:style-name="Compact"><text:s text:c="8"/>this.columnHeader2.Width = this.twoFolderListView.Width;</text:p>
      <text:p text:style-name="Compact"><text:s text:c="4"/>}</text:p>
      <text:p text:style-name="Compact"/>
      <text:p text:style-name="Compact"><text:s text:c="4"/>private void RenderListBoxContents(ListView listView, string path)</text:p>
      <text:p text:style-name="Compact"><text:s text:c="4"/><text:span text:style-name="T203">{</text:span></text:p>
      <text:p text:style-name="P204"><text:s text:c="8"/>listView.Items.Clear(); // Очистить все элементы</text:p>
      <text:p text:style-name="P205"/>
      <text:p text:style-name="Compact"><text:span text:style-name="T206"><text:s text:c="8"/></text:span>try</text:p>
      <text:p text:style-name="Compact"><text:s text:c="8"/>{</text:p>
      <text:p text:style-name="Compact"><text:s text:c="12"/>if (IsZipArchive(path))</text:p>
      <text:p text:style-name="Compact"><text:s text:c="12"/>{</text:p>
      <text:p text:style-name="Compact"><text:s text:c="16"/>AddFilesFromArchive(path);</text:p>
      <text:p text:style-name="Compact"><text:s text:c="12"/><text:span text:style-name="T207">}</text:span></text:p>
      <text:p text:style-name="P208"><text:s text:c="12"/>else</text:p>
      <text:p text:style-name="P209"><text:s text:c="12"/>{</text:p>
      <text:p text:style-name="P210"><text:s text:c="16"/>// проверить есть ли дирректория</text:p>
      <text:p text:style-name="P211"><text:s text:c="16"/>if (!Directory.Exists(path))</text:p>
      <text:p text:style-name="Compact"><text:span text:style-name="T212"><text:s text:c="16"/></text:span>{</text:p>
      <text:p text:style-name="Compact"><text:s text:c="20"/>MessageBox.Show("Invalid directory path or insufficient permissions.");</text:p>
      <text:p text:style-name="Compact"><text:s text:c="20"/>return;</text:p>
      <text:p text:style-name="Compact"><text:s text:c="16"/>}</text:p>
      <text:p text:style-name="Compact"/>
      <text:p text:style-name="Compact"><text:s text:c="16"/>string[] directories = Directory.GetDirectories(path);</text:p>
      <text:p text:style-name="Compact"><text:s text:c="16"/>string[] files = Directory.GetFiles(path);</text:p>
      <text:p text:style-name="Compact"/>
      <text:p text:style-name="Compact"><text:s text:c="16"/><text:span text:style-name="T213">// добавить родительскую дирректорию</text:span></text:p>
      <text:p text:style-name="P214"><text:s text:c="16"/>if (path != mainDirectory)</text:p>
      <text:p text:style-name="Compact"><text:span text:style-name="T215"><text:s text:c="16"/></text:span>{</text:p>
      <text:soft-page-break/>
      <text:p text:style-name="Compact"><text:s text:c="20"/>string parentFolderName = Path.GetFileName(Path.GetDirectoryName(path));</text:p>
      <text:p text:style-name="Compact"><text:s text:c="20"/>Image folderIcon = GetIconImage(IconChar.Folder);</text:p>
      <text:p text:style-name="Compact"><text:s text:c="20"/>listView.Items.Add(new ListViewItem { Text = ".." + parentFolderName });</text:p>
      <text:p text:style-name="Compact"><text:s text:c="16"/>}</text:p>
      <text:p text:style-name="Compact"/>
      <text:p text:style-name="Compact"><text:s text:c="16"/>foreach (string directory in directories)</text:p>
      <text:p text:style-name="Compact"><text:s text:c="16"/>{</text:p>
      <text:p text:style-name="Compact"><text:s text:c="20"/>string folderName = Path.GetFileName(directory);</text:p>
      <text:p text:style-name="Compact"><text:s text:c="20"/>Image folderIcon = GetIconImage(IconChar.Folder);</text:p>
      <text:p text:style-name="Compact"><text:s text:c="20"/>listView.Items.Add(new ListViewItem { Text = folderName });</text:p>
      <text:p text:style-name="Compact"><text:s text:c="16"/>}</text:p>
      <text:p text:style-name="Compact"/>
      <text:p text:style-name="Compact"><text:s text:c="16"/>foreach (string file in files)</text:p>
      <text:p text:style-name="Compact"><text:s text:c="16"/>{</text:p>
      <text:p text:style-name="Compact"><text:s text:c="20"/>string fileName = Path.GetFileName(file);</text:p>
      <text:p text:style-name="Compact"><text:s text:c="20"/>Image fileIcon = GetIconImage(IconChar.File);</text:p>
      <text:p text:style-name="Compact"><text:s text:c="20"/>listView.Items.Add(new ListViewItem { Text = fileName });</text:p>
      <text:p text:style-name="Compact"><text:s text:c="16"/>}</text:p>
      <text:p text:style-name="Compact"><text:s text:c="12"/>}</text:p>
      <text:p text:style-name="Compact"><text:s text:c="8"/>}</text:p>
      <text:p text:style-name="Compact"><text:s text:c="8"/>catch (UnauthorizedAccessException)</text:p>
      <text:p text:style-name="Compact"><text:s text:c="8"/>{</text:p>
      <text:p text:style-name="Compact"><text:s text:c="12"/>MessageBox.Show("<text:span text:style-name="T216">Ошибка</text:span><text:s/><text:span text:style-name="T217">доступа</text:span><text:s/><text:span text:style-name="T218">к</text:span><text:s/><text:span text:style-name="T219">дирректории</text:span><text:s/><text:span text:style-name="T220">или</text:span><text:s/><text:span text:style-name="T221">архиву</text:span>.");</text:p>
      <text:p text:style-name="Compact"><text:s text:c="8"/>}</text:p>
      <text:p text:style-name="Compact"><text:s text:c="8"/>catch (Exception ex)</text:p>
      <text:p text:style-name="Compact"><text:s text:c="8"/>{</text:p>
      <text:p text:style-name="Compact"><text:s text:c="12"/>MessageBox.Show($"Error: {ex.Message}");</text:p>
      <text:p text:style-name="Compact"><text:s text:c="8"/>}</text:p>
      <text:p text:style-name="Compact"><text:s text:c="4"/>}</text:p>
      <text:p text:style-name="Compact"/>
      <text:p text:style-name="Compact"/>
      <text:p text:style-name="Compact"><text:s text:c="4"/>//<text:s/><text:span text:style-name="T222">эвент</text:span><text:s/><text:span text:style-name="T223">навигации</text:span><text:s/><text:span text:style-name="T224">директорий</text:span></text:p>
      <text:p text:style-name="Compact"><text:s text:c="4"/>private void BrowseDirectory(object sender, EventArgs e)</text:p>
      <text:p text:style-name="Compact"><text:s text:c="4"/>{</text:p>
      <text:p text:style-name="Compact"><text:s text:c="8"/>using (var folderDialog = new FolderBrowserDialog())</text:p>
      <text:p text:style-name="Compact"><text:s text:c="8"/>{</text:p>
      <text:p text:style-name="Compact"><text:s text:c="12"/>if (folderDialog.ShowDialog() == DialogResult.OK)</text:p>
      <text:p text:style-name="Compact"><text:s text:c="12"/>{</text:p>
      <text:p text:style-name="Compact"><text:s text:c="16"/>string directoryPath = folderDialog.SelectedPath;</text:p>
      <text:p text:style-name="Compact"><text:s text:c="16"/>pathEntry.Text = directoryPath;</text:p>
      <text:soft-page-break/>
      <text:p text:style-name="Compact"><text:s text:c="16"/>ShowDirectoryContents(directoryPath);</text:p>
      <text:p text:style-name="Compact"><text:s text:c="12"/>}</text:p>
      <text:p text:style-name="Compact"><text:s text:c="8"/>}</text:p>
      <text:p text:style-name="Compact"><text:s text:c="4"/>}</text:p>
      <text:p text:style-name="Compact"/>
      <text:p text:style-name="Compact"><text:s text:c="2"/></text:p>
      <text:p text:style-name="Compact"/>
      <text:p text:style-name="Compact"><text:s text:c="3"/></text:p>
      <text:p text:style-name="Compact"/>
      <text:p text:style-name="Compact"><text:s text:c="4"/>//<text:s/><text:span text:style-name="T225">метод</text:span><text:s/><text:span text:style-name="T226">показа</text:span><text:s/><text:span text:style-name="T227">директорий</text:span></text:p>
      <text:p text:style-name="Compact"><text:s text:c="4"/>private void ShowDirectoryContents(string path)</text:p>
      <text:p text:style-name="Compact"><text:s text:c="4"/>{</text:p>
      <text:p text:style-name="Compact"><text:s text:c="8"/>lastSelectedListView.Items.Clear();<text:s/></text:p>
      <text:p text:style-name="Compact"/>
      <text:p text:style-name="Compact"><text:s text:c="8"/>try</text:p>
      <text:p text:style-name="Compact"><text:s text:c="8"/>{</text:p>
      <text:p text:style-name="Compact"><text:s text:c="12"/>if (IsZipArchive(path))</text:p>
      <text:p text:style-name="Compact"><text:s text:c="12"/>{</text:p>
      <text:p text:style-name="Compact"><text:s text:c="16"/>AddFilesFromArchive(path);</text:p>
      <text:p text:style-name="Compact"><text:s text:c="12"/>}</text:p>
      <text:p text:style-name="Compact"><text:s text:c="12"/>else</text:p>
      <text:p text:style-name="Compact"><text:s text:c="12"/>{</text:p>
      <text:p text:style-name="Compact"/>
      <text:p text:style-name="Compact"><text:s text:c="16"/>if (!Directory.Exists(path))</text:p>
      <text:p text:style-name="Compact"><text:s text:c="16"/>{</text:p>
      <text:p text:style-name="Compact"><text:s text:c="20"/>MessageBox.Show("Invalid directory path or insufficient permissions.");</text:p>
      <text:p text:style-name="Compact"><text:s text:c="20"/>return;</text:p>
      <text:p text:style-name="Compact"><text:s text:c="16"/>}</text:p>
      <text:p text:style-name="Compact"/>
      <text:p text:style-name="Compact"><text:s text:c="16"/>string[] directories = Directory.GetDirectories(path);</text:p>
      <text:p text:style-name="Compact"><text:s text:c="16"/>string[] files = Directory.GetFiles(path);</text:p>
      <text:p text:style-name="Compact"/>
      <text:p text:style-name="Compact"><text:s text:c="16"/>if (path != mainDirectory)</text:p>
      <text:p text:style-name="Compact"><text:s text:c="16"/>{</text:p>
      <text:p text:style-name="Compact"><text:s text:c="20"/>string parentFolderName = Path.GetFileName(Path.GetDirectoryName(path));</text:p>
      <text:p text:style-name="Compact"><text:s text:c="20"/>Image folderIcon = GetIconImage(IconChar.Folder);</text:p>
      <text:p text:style-name="Compact"><text:s text:c="20"/>lastSelectedListView.Items.Add(new ListViewItem { Text = ".." + parentFolderName});</text:p>
      <text:p text:style-name="Compact"><text:s text:c="16"/>}</text:p>
      <text:p text:style-name="Compact"/>
      <text:soft-page-break/>
      <text:p text:style-name="Compact"><text:s text:c="16"/>foreach (string directory in directories)</text:p>
      <text:p text:style-name="Compact"><text:s text:c="16"/>{</text:p>
      <text:p text:style-name="Compact"><text:s text:c="20"/>string folderName = Path.GetFileName(directory);</text:p>
      <text:p text:style-name="Compact"><text:s text:c="20"/>Image folderIcon = GetIconImage(IconChar.Folder);</text:p>
      <text:p text:style-name="Compact"><text:s text:c="20"/>lastSelectedListView.Items.Add(new ListViewItem { Text = folderName});</text:p>
      <text:p text:style-name="Compact"><text:s text:c="16"/>}</text:p>
      <text:p text:style-name="Compact"/>
      <text:p text:style-name="Compact"><text:s text:c="16"/>foreach (string file in files)</text:p>
      <text:p text:style-name="Compact"><text:s text:c="16"/>{</text:p>
      <text:p text:style-name="Compact"><text:s text:c="20"/>string fileName = Path.GetFileName(file);</text:p>
      <text:p text:style-name="Compact"><text:s text:c="20"/>Image fileIcon = GetIconImage(IconChar.File);</text:p>
      <text:p text:style-name="Compact"><text:s text:c="20"/>lastSelectedListView.Items.Add(new ListViewItem { Text = fileName});</text:p>
      <text:p text:style-name="Compact"><text:s text:c="16"/>}</text:p>
      <text:p text:style-name="Compact"><text:s text:c="12"/>}</text:p>
      <text:p text:style-name="Compact"><text:s text:c="8"/>}</text:p>
      <text:p text:style-name="Compact"><text:s text:c="8"/>catch (UnauthorizedAccessException)</text:p>
      <text:p text:style-name="Compact"><text:s text:c="8"/>{</text:p>
      <text:p text:style-name="Compact"><text:s text:c="12"/>MessageBox.Show("<text:span text:style-name="T228">Ошибка</text:span><text:s/><text:span text:style-name="T229">доступа</text:span><text:s/><text:span text:style-name="T230">к</text:span><text:s/><text:span text:style-name="T231">дирректории</text:span><text:s/><text:span text:style-name="T232">или</text:span><text:s/><text:span text:style-name="T233">архиву</text:span>.");</text:p>
      <text:p text:style-name="Compact"><text:s text:c="8"/>}</text:p>
      <text:p text:style-name="Compact"><text:s text:c="8"/>catch (Exception ex)</text:p>
      <text:p text:style-name="Compact"><text:s text:c="8"/>{</text:p>
      <text:p text:style-name="Compact"><text:s text:c="12"/>MessageBox.Show($"Error: {ex.Message}");</text:p>
      <text:p text:style-name="Compact"><text:s text:c="8"/>}</text:p>
      <text:p text:style-name="Compact"><text:s text:c="4"/>}</text:p>
      <text:p text:style-name="Compact"/>
      <text:p text:style-name="Compact"/>
      <text:p text:style-name="Compact"><text:s text:c="4"/>private bool IsZipArchive(string path)</text:p>
      <text:p text:style-name="Compact"><text:s text:c="4"/><text:span text:style-name="T234">{</text:span></text:p>
      <text:p text:style-name="P235"><text:s text:c="8"/>// проверить , является ли текущий файл архивом</text:p>
      <text:p text:style-name="Compact"><text:span text:style-name="T236"><text:s text:c="8"/></text:span>return string.Equals(Path.GetExtension(path), ".zip", StringComparison.OrdinalIgnoreCase);</text:p>
      <text:p text:style-name="Compact"><text:s text:c="4"/>}</text:p>
      <text:p text:style-name="Compact"/>
      <text:p text:style-name="Compact"/>
      <text:p text:style-name="Compact"><text:s text:c="4"/>private void AddFilesFromArchive(string archivePath)</text:p>
      <text:p text:style-name="Compact"><text:s text:c="4"/>{</text:p>
      <text:p text:style-name="Compact"><text:s text:c="8"/>try</text:p>
      <text:p text:style-name="Compact"><text:s text:c="8"/>{</text:p>
      <text:p text:style-name="Compact"><text:s text:c="12"/>using (var archive = ZipFile.OpenRead(archivePath))</text:p>
      <text:p text:style-name="Compact"><text:s text:c="12"/>{</text:p>
      <text:p text:style-name="Compact"><text:s text:c="16"/>foreach (var entry in archive.Entries)</text:p>
      <text:soft-page-break/>
      <text:p text:style-name="Compact"><text:s text:c="16"/>{</text:p>
      <text:p text:style-name="Compact"><text:s text:c="20"/>string entryName = Path.Combine(Path.GetFileNameWithoutExtension(archivePath), entry.FullName);</text:p>
      <text:p text:style-name="Compact"/>
      <text:p text:style-name="Compact"><text:s text:c="20"/>entryName = entryName.Replace(Path.DirectorySeparatorChar, Path.PathSeparator);</text:p>
      <text:p text:style-name="Compact"/>
      <text:p text:style-name="Compact"/>
      <text:p text:style-name="Compact"><text:s text:c="20"/>folderListView.Items.Add(new ListViewItem { Text = entryName});</text:p>
      <text:p text:style-name="Compact"><text:s text:c="20"/>twoFolderListView.Items.Add(new ListViewItem { Text = entryName});</text:p>
      <text:p text:style-name="Compact"><text:s text:c="16"/>}</text:p>
      <text:p text:style-name="Compact"><text:s text:c="12"/>}</text:p>
      <text:p text:style-name="Compact"><text:s text:c="8"/>}</text:p>
      <text:p text:style-name="Compact"><text:s text:c="8"/>catch (Exception ex)</text:p>
      <text:p text:style-name="Compact"><text:s text:c="8"/>{</text:p>
      <text:p text:style-name="Compact"><text:s text:c="12"/>MessageBox.Show($"Error reading archive: {ex.Message}");</text:p>
      <text:p text:style-name="Compact"><text:s text:c="8"/>}</text:p>
      <text:p text:style-name="Compact"><text:s text:c="4"/>}</text:p>
      <text:p text:style-name="Compact"/>
      <text:p text:style-name="Compact"><text:s text:c="4"/>private bool IsArchiveExtension(string extension)</text:p>
      <text:p text:style-name="Compact"><text:s text:c="4"/>{</text:p>
      <text:p text:style-name="Compact"><text:s text:c="8"/>string[] archiveExtensions = { ".zip", ".rar", ".7z" };</text:p>
      <text:p text:style-name="Compact"/>
      <text:p text:style-name="Compact"><text:s text:c="8"/>return archiveExtensions.Contains(extension, StringComparer.OrdinalIgnoreCase);</text:p>
      <text:p text:style-name="Compact"><text:s text:c="4"/><text:span text:style-name="T237">}</text:span></text:p>
      <text:p text:style-name="P238"/>
      <text:p text:style-name="P239"/>
      <text:p text:style-name="P240"/>
      <text:p text:style-name="P241"><text:s text:c="4"/>// метод получения базовой иконки для FontAwesome</text:p>
      <text:p text:style-name="Compact"><text:span text:style-name="T242"><text:s text:c="4"/></text:span>private Image GetIconImage(IconChar icon)</text:p>
      <text:p text:style-name="Compact"><text:s text:c="4"/>{</text:p>
      <text:p text:style-name="Compact"><text:s text:c="8"/>int iconSize = 16;<text:s/></text:p>
      <text:p text:style-name="Compact"><text:s text:c="8"/>Color iconColor = Color.Black;</text:p>
      <text:p text:style-name="Compact"/>
      <text:p text:style-name="Compact"><text:s text:c="8"/>//<text:s/><text:span text:style-name="T243">добавить</text:span><text:s/><text:span text:style-name="T244">отступ</text:span><text:s/><text:span text:style-name="T245">к</text:span><text:s/><text:span text:style-name="T246">иконке</text:span></text:p>
      <text:p text:style-name="Compact"><text:s text:c="8"/>var iconWithPadding = AddPaddingToIcon(icon, iconSize, iconColor, 0, FlipOrientation.Normal, 2);</text:p>
      <text:p text:style-name="Compact"/>
      <text:p text:style-name="Compact"><text:s text:c="8"/>return iconWithPadding;</text:p>
      <text:p text:style-name="Compact"><text:s text:c="4"/>}</text:p>
      <text:p text:style-name="Compact"/>
      <text:p text:style-name="Compact"/>
      <text:p text:style-name="Compact"/>
      <text:p text:style-name="Compact"><text:s text:c="4"/>//<text:span text:style-name="T247">эвент</text:span><text:s/><text:span text:style-name="T248">выбора</text:span><text:s/><text:span text:style-name="T249">индекса</text:span><text:s/><text:span text:style-name="T250">из</text:span><text:s/><text:span text:style-name="T251">текущего</text:span><text:s/>listView</text:p>
      <text:p text:style-name="Compact"><text:s text:c="3"/></text:p>
      <text:p text:style-name="Compact"/>
      <text:p text:style-name="Compact"><text:s text:c="3"/></text:p>
      <text:p text:style-name="Compact"/>
      <text:p text:style-name="Compact"/>
      <text:p text:style-name="Compact"><text:s text:c="4"/>private void OnFolderListKeyDown(object sender, KeyEventArgs e)</text:p>
      <text:p text:style-name="Compact"><text:s text:c="4"/>{</text:p>
      <text:p text:style-name="Compact"><text:s text:c="8"/>ctrlKeyPressed = e.Control;</text:p>
      <text:p text:style-name="Compact"><text:s text:c="4"/>}</text:p>
      <text:p text:style-name="Compact"/>
      <text:p text:style-name="Compact"><text:s text:c="4"/>private void OnFolderListKeyUp(object sender, KeyEventArgs e)</text:p>
      <text:p text:style-name="Compact"><text:s text:c="4"/>{</text:p>
      <text:p text:style-name="Compact"><text:s text:c="8"/>// Reset the Ctrl key state</text:p>
      <text:p text:style-name="Compact"><text:s text:c="8"/>ctrlKeyPressed = false;</text:p>
      <text:p text:style-name="Compact"><text:s text:c="4"/><text:span text:style-name="T252">}</text:span></text:p>
      <text:p text:style-name="P253"/>
      <text:p text:style-name="P254"><text:s text:c="3"/></text:p>
      <text:p text:style-name="P255"/>
      <text:p text:style-name="P256"/>
      <text:p text:style-name="P257"><text:s text:c="4"/></text:p>
      <text:p text:style-name="P258"/>
      <text:p text:style-name="P259"/>
      <text:p text:style-name="P260"/>
      <text:p text:style-name="Compact"><text:span text:style-name="T261"><text:s text:c="4"/></text:span>//<text:s/><text:span text:style-name="T262">Метод</text:span><text:s/><text:span text:style-name="T263">добавление</text:span><text:s/><text:span text:style-name="T264">отступа</text:span></text:p>
      <text:p text:style-name="Compact"><text:s text:c="4"/>private Bitmap AddPaddingToIcon(IconChar icon, int size, Color color, double rotation, FlipOrientation flip, int padding)</text:p>
      <text:p text:style-name="Compact"><text:s text:c="4"/>{</text:p>
      <text:p text:style-name="Compact"><text:s text:c="8"/>//<text:span text:style-name="T265">получаем</text:span><text:s/><text:span text:style-name="T266">битмеп</text:span></text:p>
      <text:p text:style-name="Compact"><text:s text:c="8"/>var originalIcon = icon.ToBitmap(IconFont.Auto, size, color, rotation, flip);</text:p>
      <text:p text:style-name="Compact"/>
      <text:p text:style-name="Compact"><text:s text:c="8"/>//<text:s/><text:span text:style-name="T267">добавляем</text:span><text:s/><text:span text:style-name="T268">к</text:span><text:s/><text:span text:style-name="T269">битмепу</text:span><text:s/><text:span text:style-name="T270">отступ</text:span></text:p>
      <text:p text:style-name="Compact"><text:s text:c="8"/>var iconWithPadding = new Bitmap(originalIcon.Width + padding, originalIcon.Height);</text:p>
      <text:p text:style-name="Compact"/>
      <text:p text:style-name="Compact"><text:s text:c="8"/>using (var graphics = Graphics.FromImage(iconWithPadding))</text:p>
      <text:p text:style-name="Compact"><text:s text:c="8"/>{</text:p>
      <text:p text:style-name="Compact"><text:s text:c="12"/>//<text:s/><text:span text:style-name="T271">рендерим</text:span><text:s/><text:span text:style-name="T272">битмем</text:span><text:s/><text:span text:style-name="T273">вместе</text:span><text:s/><text:span text:style-name="T274">с</text:span><text:s/><text:span text:style-name="T275">прямоугольником</text:span></text:p>
      <text:soft-page-break/>
      <text:p text:style-name="Compact"><text:s text:c="12"/>graphics.DrawImage(originalIcon, new Rectangle(padding, 0, originalIcon.Width, originalIcon.Height));</text:p>
      <text:p text:style-name="Compact"><text:s text:c="8"/><text:span text:style-name="T276">}</text:span></text:p>
      <text:p text:style-name="P277"/>
      <text:p text:style-name="P278"><text:s text:c="8"/>return iconWithPadding;</text:p>
      <text:p text:style-name="P279"><text:s text:c="4"/>}</text:p>
      <text:p text:style-name="P280"/>
      <text:list text:style-name="LFO20" text:continue-numbering="true">
        <text:list-item>
          <text:p text:style-name="P281">Обработчики событий нажатия кнопок:</text:p>
        </text:list-item>
      </text:list>
      <text:p text:style-name="Compact"/>
      <text:h text:style-name="P282" text:outline-level="2"><text:bookmark-start text:name="Bookmark3"/><text:bookmark-end text:name="Bookmark2"/>Заключение</text:h>
      <text:p text:style-name="FirstParagraph"><text:span text:style-name="T283">Разработка проводника с использованием<text:s/></text:span>WinForms<text:span text:style-name="T284"><text:s/>является отличным опытом для освоения базовых принципов создания графических приложений на платформе<text:s/></text:span>Windows<text:span text:style-name="T285">. Полученные навыки работы с файловой системой и обработки пользовательских действий являются важными компетенциями для разработчика.</text:span></text:p>
      <text:p text:style-name="FirstParagraph"><text:bookmark-end text:name="Bookmark5"/><text:bookmark-end text:name="Bookmark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libri" fo:font-weight="bold" style:font-weight-asian="bold" fo:color="#808080" fo:font-size="16pt" style:font-size-asian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libri" fo:font-weight="bold" style:font-weight-asian="bold" fo:color="#808080" fo:font-size="14pt" style:font-size-asian="14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libri" fo:font-weight="bold" style:font-weight-asian="bold" fo:color="#808080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libri" fo:font-style="italic" style:font-style-asian="italic" fo:color="#808080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" fo:color="#808080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388in" fo:margin-bottom="0in"/>
      <style:text-properties style:font-name="Calibri" fo:color="#808080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margin-top="0.1388in" fo:margin-bottom="0in"/>
      <style:text-properties style:font-name="Calibri" fo:color="#808080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1388in" fo:margin-bottom="0in"/>
      <style:text-properties style:font-name="Calibri" fo:color="#808080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margin-top="0.1388in" fo:margin-bottom="0in"/>
      <style:text-properties style:font-name="Calibri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/>
      <style:text-properties style:font-name="Cambria" style:font-name-asian="Times New Roman" style:font-name-complex="Times New Roman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25in" fo:margin-bottom="0.125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" style:display-name="?????????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fo:hyphenate="false"/>
    </style:style>
    <style:style style:name="E0" style:display-name="????????" style:family="paragraph" style:parent-style-name="Standard">
      <style:paragraph-properties text:number-lines="false" fo:margin-top="0.0833in" fo:margin-bottom="0.0833in"/>
      <style:text-properties fo:font-style="italic" style:font-style-asian="italic" fo:hyphenate="false"/>
    </style:style>
    <style:style style:name="WW-" style:display-name="WW-?????????" style:family="paragraph" style:parent-style-name="Standard">
      <style:paragraph-properties text:number-lines="false"/>
      <style:text-properties fo:hyphenate="false"/>
    </style:style>
    <style:style style:name="WW-1" style:display-name="WW-?????????1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fo:hyphenate="false"/>
    </style:style>
    <style:style style:name="WW-0" style:display-name="WW-????????" style:family="paragraph" style:parent-style-name="Standard">
      <style:paragraph-properties text:number-lines="false" fo:margin-top="0.0833in" fo:margin-bottom="0.0833in"/>
      <style:text-properties fo:font-style="italic" style:font-style-asian="italic" fo:hyphenate="false"/>
    </style:style>
    <style:style style:name="WW-12" style:display-name="WW-?????????12" style:family="paragraph" style:parent-style-name="Standard">
      <style:paragraph-properties text:number-lines="false"/>
      <style:text-properties fo:hyphenate="false"/>
    </style:style>
    <style:style style:name="WW-11" style:display-name="WW-?????????11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fo:hyphenate="false"/>
    </style:style>
    <style:style style:name="WW-10" style:display-name="WW-????????1" style:family="paragraph" style:parent-style-name="Standard">
      <style:paragraph-properties text:number-lines="false" fo:margin-bottom="0.0833in"/>
      <style:text-properties fo:font-style="italic" style:font-style-asian="italic" fo:hyphenate="false"/>
    </style:style>
    <style:style style:name="WW-121" style:display-name="WW-?????????121" style:family="paragraph" style:parent-style-name="Standard">
      <style:paragraph-properties text:number-lines="false"/>
      <style:text-properties fo:hyphenate="false"/>
    </style:style>
    <style:style style:name="FirstParagraph" style:display-name="First Paragraph" style:family="paragraph" style:parent-style-name="Textbody">
      <style:text-properties fo:hyphenate="false"/>
    </style:style>
    <style:style style:name="Compact" style:display-name="Compact" style:family="paragraph" style:parent-style-name="Textbody">
      <style:paragraph-properties fo:margin-top="0.025in" fo:margin-bottom="0.025in"/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paragraph-properties fo:keep-with-next="always" fo:keep-together="always" fo:text-align="center" fo:margin-top="0.3333in" fo:margin-bottom="0.1666in"/>
      <style:text-properties style:font-name="Calibri" fo:font-weight="bold" style:font-weight-asian="bold" fo:color="#008080" fo:font-size="18pt" style:font-size-asian="18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margin-top="0.1666in"/>
      <style:text-properties fo:font-style="italic" style:font-style-asian="italic" fo:font-size="15pt" style:font-size-asian="15pt" fo:hyphenate="false"/>
    </style:style>
    <style:style style:name="Author" style:display-name="Author" style:family="paragraph">
      <style:paragraph-properties fo:keep-with-next="always" fo:keep-together="always" fo:widows="2" fo:orphans="2" fo:text-align="center" fo:margin-bottom="0.1388in"/>
      <style:text-properties style:font-name="Cambria" style:font-name-asian="Times New Roman" style:font-name-complex="Times New Roman" style:font-size-complex="10pt" fo:language="en" fo:country="US" fo:hyphenate="false"/>
    </style:style>
    <style:style style:name="Дата" style:display-name="Дата" style:family="paragraph">
      <style:paragraph-properties fo:keep-with-next="always" fo:keep-together="always" fo:widows="2" fo:orphans="2" fo:text-align="center" fo:margin-bottom="0.1388in"/>
      <style:text-properties style:font-name="Cambria" style:font-name-asian="Times New Roman" style:font-name-complex="Times New Roman" style:font-size-complex="10pt" fo:language="en" fo:country="US" fo:hyphenate="false"/>
    </style:style>
    <style:style style:name="AbstractTitle" style:display-name="Abstract Title" style:family="paragraph" style:parent-style-name="Standard">
      <style:paragraph-properties fo:keep-with-next="always" fo:keep-together="always" fo:text-align="center" fo:margin-top="0.2083in" fo:margin-bottom="0in"/>
      <style:text-properties fo:font-weight="bold" style:font-weight-asian="bold" fo:color="#008080" fo:font-size="10pt" style:font-size-asian="10pt" fo:hyphenate="false"/>
    </style:style>
    <style:style style:name="Abstract" style:display-name="Abstract" style:family="paragraph" style:parent-style-name="Standard">
      <style:paragraph-properties fo:keep-with-next="always" fo:keep-together="always" fo:margin-top="0.0694in" fo:margin-bottom="0.2083in"/>
      <style:text-properties fo:font-size="10pt" style:font-size-asian="10pt" fo:hyphenate="false"/>
    </style:style>
    <style:style style:name="Списоклитературы" style:display-name="Список литературы" style:family="paragraph" style:parent-style-name="Standard">
      <style:text-properties fo:hyphenate="false"/>
    </style:style>
    <style:style style:name="Цитата" style:display-name="Цитата" style:family="paragraph" style:parent-style-name="Textbody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fo:hyphenate="false"/>
    </style:style>
    <style:style style:name="DefinitionTerm" style:display-name="Definition Term" style:family="paragraph" style:parent-style-name="Standard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Standard">
      <style:text-properties fo:hyphenate="false"/>
    </style:style>
    <style:style style:name="TableCaption" style:display-name="Table Caption" style:family="paragraph" style:parent-style-name="WW-10">
      <style:paragraph-properties fo:keep-with-next="always"/>
      <style:text-properties fo:hyphenate="false"/>
    </style:style>
    <style:style style:name="ImageCaption" style:display-name="Image Caption" style:family="paragraph" style:parent-style-name="WW-10">
      <style:text-properties fo:hyphenate="false"/>
    </style:style>
    <style:style style:name="Figure" style:display-name="Figure" style:family="paragraph" style:parent-style-name="Standard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E1" style:display-name="????????? ??????????" style:family="paragraph" style:parent-style-name="Заголовок1" style:default-outline-level="1">
      <style:paragraph-properties text:number-lines="false" fo:margin-top="0.1666in" fo:line-height="104%"/>
      <style:text-properties fo:font-weight="normal" style:font-weight-asian="normal" fo:color="#008080" fo:hyphenate="false"/>
    </style:style>
    <style:style style:name="SourceCode" style:display-name="Source Code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BodyTextChar" style:display-name="Body Text Char" style:family="text" style:parent-style-name="Основнойшрифтабзаца"/>
    <style:style style:name="VerbatimChar" style:display-name="Verbatim Char" style:family="text" style:parent-style-name="BodyTextChar">
      <style:text-properties style:font-name="Consolas" fo:font-size="11pt" style:font-size-asian="11pt"/>
    </style:style>
    <style:style style:name="SectionNumber" style:display-name="Section Number" style:family="text" style:parent-style-name="BodyTextChar"/>
    <style:style style:name="E2" style:display-name="?????? ??????" style:family="text" style:parent-style-name="BodyTextChar">
      <style:text-properties style:text-position="super 66.6%"/>
    </style:style>
    <style:style style:name="Internetlink" style:display-name="Internet link" style:family="text" style:parent-style-name="BodyTextChar">
      <style:text-properties fo:color="#808080" style:text-underline-type="single" style:text-underline-style="solid" style:text-underline-width="auto" style:text-underline-mode="continuous" style:text-underline-color="font-color"/>
    </style:style>
    <style:style style:name="KeywordTok" style:display-name="Keyword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DataTypeTok" style:display-name="DataTypeTok" style:family="text" style:parent-style-name="VerbatimChar">
      <style:text-properties style:font-name="Consolas" fo:color="#800000" fo:font-size="11pt" style:font-size-asian="11pt"/>
    </style:style>
    <style:style style:name="DecValTok" style:display-name="DecValTok" style:family="text" style:parent-style-name="VerbatimChar">
      <style:text-properties style:font-name="Consolas" fo:color="#808080" fo:font-size="11pt" style:font-size-asian="11pt"/>
    </style:style>
    <style:style style:name="BaseNTok" style:display-name="BaseNTok" style:family="text" style:parent-style-name="VerbatimChar">
      <style:text-properties style:font-name="Consolas" fo:color="#808080" fo:font-size="11pt" style:font-size-asian="11pt"/>
    </style:style>
    <style:style style:name="FloatTok" style:display-name="FloatTok" style:family="text" style:parent-style-name="VerbatimChar">
      <style:text-properties style:font-name="Consolas" fo:color="#808080" fo:font-size="11pt" style:font-size-asian="11pt"/>
    </style:style>
    <style:style style:name="ConstantTok" style:display-name="ConstantTok" style:family="text" style:parent-style-name="VerbatimChar">
      <style:text-properties style:font-name="Consolas" fo:color="#800000" fo:font-size="11pt" style:font-size-asian="11pt"/>
    </style:style>
    <style:style style:name="CharTok" style:display-name="CharTok" style:family="text" style:parent-style-name="VerbatimChar">
      <style:text-properties style:font-name="Consolas" fo:color="#80808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808080" fo:font-size="11pt" style:font-size-asian="11pt"/>
    </style:style>
    <style:style style:name="StringTok" style:display-name="StringTok" style:family="text" style:parent-style-name="VerbatimChar">
      <style:text-properties style:font-name="Consolas" fo:color="#80808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80808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808080" fo:font-size="11pt" style:font-size-asian="11pt"/>
    </style:style>
    <style:style style:name="ImportTok" style:display-name="Import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80808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800000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80808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808080" fo:font-size="11pt" style:font-size-asian="11pt"/>
    </style:style>
    <style:style style:name="OtherTok" style:display-name="OtherTok" style:family="text" style:parent-style-name="VerbatimChar">
      <style:text-properties style:font-name="Consolas" fo:color="#008000" fo:font-size="11pt" style:font-size-asian="11pt"/>
    </style:style>
    <style:style style:name="FunctionTok" style:display-name="FunctionTok" style:family="text" style:parent-style-name="VerbatimChar">
      <style:text-properties style:font-name="Consolas" fo:color="#000080" fo:font-size="11pt" style:font-size-asian="11pt"/>
    </style:style>
    <style:style style:name="VariableTok" style:display-name="VariableTok" style:family="text" style:parent-style-name="VerbatimChar">
      <style:text-properties style:font-name="Consolas" fo:color="#000080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OperatorTok" style:display-name="OperatorTok" style:family="text" style:parent-style-name="VerbatimChar">
      <style:text-properties style:font-name="Consolas" fo:color="#808080" fo:font-size="11pt" style:font-size-asian="11pt"/>
    </style:style>
    <style:style style:name="BuiltInTok" style:display-name="BuiltInTok" style:family="text" style:parent-style-name="VerbatimChar">
      <style:text-properties style:font-name="Consolas" fo:color="#008000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808000" fo:font-size="11pt" style:font-size-asian="11pt"/>
    </style:style>
    <style:style style:name="AttributeTok" style:display-name="AttributeTok" style:family="text" style:parent-style-name="VerbatimChar">
      <style:text-properties style:font-name="Consolas" fo:color="#808000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80808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80808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001" style:display-name="WWNum1001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display-levels="4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display-levels="5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display-levels="6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display-levels="7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display-levels="8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display-levels="9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WWNum1002" style:display-name="WWNum1002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WWNum1003" style:display-name="WWNum1003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WWNum1004" style:display-name="WWNum1004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WWNum1005" style:display-name="WWNum1005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WWNum1006" style:display-name="WWNum1006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E3" style:display-name="10136881727546253011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display-levels="4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display-levels="5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display-levels="6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display-levels="7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display-levels="8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display-levels="9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E4" style:display-name="4529934623503212635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E5" style:display-name="7140402978141949848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E6" style:display-name="4171614814912915547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E7" style:display-name="7477520929582690734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E8" style:display-name="7161715813963209825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3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2">
      <text:list-level-style-bullet text:level="1" text:style-name="WW_CharLFO2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pre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енис Груздев</dc:creator>
    <meta:creation-date>2023-12-18T12:58:00Z</meta:creation-date>
    <dc:date>2024-01-29T14:59:00Z</dc:date>
    <meta:template xlink:href="Normal.dotm" xlink:type="simple"/>
    <meta:editing-cycles>9</meta:editing-cycles>
    <meta:editing-duration>PT70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0" meta:paragraph-count="53" meta:word-count="4021" meta:character-count="26891" meta:row-count="191" meta:non-whitespace-character-count="22923"/>
  </office:meta>
</office:document-meta>
</file>